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083in" table:align="right" style:writing-mode="rl-tb"/>
    </style:style>
    <style:style style:name="Table1.A" style:family="table-column">
      <style:table-column-properties style:column-width="1.3146in"/>
    </style:style>
    <style:style style:name="Table1.B" style:family="table-column">
      <style:table-column-properties style:column-width="0.6903in"/>
    </style:style>
    <style:style style:name="Table1.C" style:family="table-column">
      <style:table-column-properties style:column-width="0.625in"/>
    </style:style>
    <style:style style:name="Table1.E" style:family="table-column">
      <style:table-column-properties style:column-width="0.553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line-height="100%" fo:text-align="end" style:justify-single-word="false" style:writing-mode="rl-tb"/>
      <style:text-properties style:use-window-font-color="true" loext:opacity="0%" style:font-name="David CLM" officeooo:rsid="0583f51d" officeooo:paragraph-rsid="062a930d" style:font-name-complex="David CLM"/>
    </style:style>
    <style:style style:name="P4" style:family="paragraph" style:parent-style-name="Default">
      <style:paragraph-properties fo:line-height="100%" fo:text-align="end" style:justify-single-word="false" style:writing-mode="rl-tb"/>
      <style:text-properties style:use-window-font-color="true" loext:opacity="0%" style:font-name="David CLM" fo:font-style="italic" officeooo:rsid="066be7b8" officeooo:paragraph-rsid="066be7b8" style:font-style-asian="italic" style:font-name-complex="David CLM" style:font-style-complex="italic"/>
    </style:style>
    <style:style style:name="P5" style:family="paragraph" style:parent-style-name="Default">
      <style:paragraph-properties fo:line-height="100%" fo:text-align="end" style:justify-single-word="false" style:writing-mode="rl-tb"/>
      <style:text-properties style:font-name="David CLM" officeooo:paragraph-rsid="06fb24d2" style:font-name-complex="David CLM"/>
    </style:style>
    <style:style style:name="P6" style:family="paragraph" style:parent-style-name="Text_20_body">
      <style:paragraph-properties fo:line-height="100%" fo:text-align="end" style:justify-single-word="false" style:writing-mode="rl-tb"/>
      <style:text-properties style:font-name="David CLM" officeooo:rsid="066be7b8" officeooo:paragraph-rsid="06fa02ae" style:font-name-complex="David CLM"/>
    </style:style>
    <style:style style:name="P7" style:family="paragraph" style:parent-style-name="Heading_20_2">
      <style:paragraph-properties fo:line-height="100%"/>
      <style:text-properties style:font-name="David CLM" style:font-name-complex="David CLM"/>
    </style:style>
    <style:style style:name="P8" style:family="paragraph" style:parent-style-name="Heading_20_2">
      <style:text-properties officeooo:paragraph-rsid="06c82ca1"/>
    </style:style>
    <style:style style:name="P9" style:family="paragraph" style:parent-style-name="Text_20_body">
      <style:paragraph-properties fo:line-height="100%"/>
      <style:text-properties style:font-name="David CLM" officeooo:rsid="04dd18d3" officeooo:paragraph-rsid="04e645b0" style:font-name-complex="David CLM"/>
    </style:style>
    <style:style style:name="P10" style:family="paragraph" style:parent-style-name="Text_20_body">
      <style:paragraph-properties fo:line-height="100%"/>
      <style:text-properties style:font-name="David CLM" officeooo:rsid="04e78dfd" officeooo:paragraph-rsid="05303340" style:font-name-complex="David CLM"/>
    </style:style>
    <style:style style:name="P11" style:family="paragraph" style:parent-style-name="Text_20_body">
      <style:paragraph-properties fo:line-height="100%"/>
      <style:text-properties style:font-name="David CLM" officeooo:rsid="04e78dfd" officeooo:paragraph-rsid="05769416" style:font-name-complex="David CLM"/>
    </style:style>
    <style:style style:name="P12" style:family="paragraph" style:parent-style-name="Text_20_body">
      <style:paragraph-properties fo:line-height="100%"/>
      <style:text-properties style:font-name="David CLM" officeooo:rsid="0533aed3" officeooo:paragraph-rsid="0533aed3" style:font-name-complex="David CLM"/>
    </style:style>
    <style:style style:name="P13" style:family="paragraph" style:parent-style-name="Text_20_body">
      <style:paragraph-properties fo:line-height="100%"/>
      <style:text-properties style:font-name="David CLM" officeooo:paragraph-rsid="04f685fb" style:font-name-complex="David CLM"/>
    </style:style>
    <style:style style:name="P14" style:family="paragraph" style:parent-style-name="Text_20_body">
      <style:paragraph-properties fo:line-height="100%"/>
      <style:text-properties style:font-name="David CLM" officeooo:rsid="0583f51d" officeooo:paragraph-rsid="062a930d" style:font-name-complex="David CLM"/>
    </style:style>
    <style:style style:name="P15" style:family="paragraph" style:parent-style-name="Text_20_body">
      <style:paragraph-properties fo:line-height="100%"/>
      <style:text-properties style:font-name="David CLM" officeooo:rsid="056fea4a" officeooo:paragraph-rsid="06644046" style:font-name-complex="David CLM"/>
    </style:style>
    <style:style style:name="P16" style:family="paragraph" style:parent-style-name="Text_20_body">
      <style:paragraph-properties fo:line-height="100%"/>
      <style:text-properties style:font-name="David CLM" officeooo:rsid="05735827" officeooo:paragraph-rsid="06644046" style:font-name-complex="David CLM"/>
    </style:style>
    <style:style style:name="P17" style:family="paragraph" style:parent-style-name="Text_20_body">
      <style:paragraph-properties fo:line-height="100%"/>
      <style:text-properties style:font-name="David CLM" officeooo:rsid="02d00e5f" officeooo:paragraph-rsid="032aa1da" style:font-name-complex="David CLM"/>
    </style:style>
    <style:style style:name="P18" style:family="paragraph" style:parent-style-name="Text_20_body">
      <style:paragraph-properties fo:line-height="100%"/>
      <style:text-properties style:font-name="David CLM" officeooo:rsid="062a930d" officeooo:paragraph-rsid="06fe748e" style:font-name-complex="David CLM"/>
    </style:style>
    <style:style style:name="P19" style:family="paragraph" style:parent-style-name="Text_20_body">
      <style:text-properties officeooo:rsid="067dd434" officeooo:paragraph-rsid="06c82ca1"/>
    </style:style>
    <style:style style:name="P20" style:family="paragraph" style:parent-style-name="Text_20_body">
      <style:paragraph-properties fo:line-height="100%"/>
      <style:text-properties officeooo:paragraph-rsid="069cbd4d"/>
    </style:style>
    <style:style style:name="P21" style:family="paragraph" style:parent-style-name="Text_20_body">
      <style:paragraph-properties fo:line-height="100%"/>
      <style:text-properties officeooo:paragraph-rsid="06ef3f23"/>
    </style:style>
    <style:style style:name="P22" style:family="paragraph" style:parent-style-name="Text_20_body">
      <style:paragraph-properties fo:line-height="100%"/>
      <style:text-properties officeooo:paragraph-rsid="0581388a"/>
    </style:style>
    <style:style style:name="P23" style:family="paragraph" style:parent-style-name="Text_20_body">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4ffee91" officeooo:paragraph-rsid="04ffee91" style:font-size-asian="12pt" style:font-weight-asian="normal" style:font-name-complex="David CLM" style:font-size-complex="12pt"/>
    </style:style>
    <style:style style:name="P24" style:family="paragraph" style:parent-style-name="Text_20_body">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65cb0ab" officeooo:paragraph-rsid="065cb0ab" style:font-size-asian="12pt" style:font-weight-asian="normal" style:font-name-complex="David CLM" style:font-size-complex="12pt" style:font-weight-complex="normal"/>
    </style:style>
    <style:style style:name="P25" style:family="paragraph" style:parent-style-name="Text_20_body">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649391e" officeooo:paragraph-rsid="06e1973c" style:font-size-asian="12pt" style:font-weight-asian="normal" style:font-name-complex="David CLM" style:font-size-complex="12pt" style:font-weight-complex="normal"/>
    </style:style>
    <style:style style:name="P26" style:family="paragraph" style:parent-style-name="Text_20_body">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6d4b1f9" officeooo:paragraph-rsid="06d4b1f9" style:font-size-asian="12pt" style:font-weight-asian="normal" style:font-name-complex="David CLM" style:font-size-complex="12pt"/>
    </style:style>
    <style:style style:name="P27" style:family="paragraph" style:parent-style-name="Text_20_body">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6df8154" officeooo:paragraph-rsid="06df8154" style:font-size-asian="12pt" style:font-weight-asian="normal" style:font-name-complex="David CLM" style:font-size-complex="12pt"/>
    </style:style>
    <style:style style:name="P28" style:family="paragraph" style:parent-style-name="Text_20_body">
      <style:paragraph-properties fo:margin-top="0.078in" fo:margin-bottom="0in" style:contextual-spacing="false" fo:line-height="100%" fo:text-align="end" style:justify-single-word="false" style:writing-mode="rl-tb"/>
      <style:text-properties style:font-name="David CLM" officeooo:paragraph-rsid="05214c13" style:font-name-complex="David CLM"/>
    </style:style>
    <style:style style:name="P29" style:family="paragraph" style:parent-style-name="Text_20_body">
      <style:paragraph-properties fo:margin-top="0.078in" fo:margin-bottom="0in" style:contextual-spacing="false" fo:line-height="100%" fo:text-align="end" style:justify-single-word="false" style:writing-mode="rl-tb"/>
      <style:text-properties style:font-name="David CLM" officeooo:paragraph-rsid="05146c22" style:font-name-complex="David CLM"/>
    </style:style>
    <style:style style:name="P30"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55b339f" officeooo:paragraph-rsid="065cb0ab" style:font-name-complex="David CLM"/>
    </style:style>
    <style:style style:name="P31"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52bb894" officeooo:paragraph-rsid="06c82ca1" style:font-name-complex="David CLM"/>
    </style:style>
    <style:style style:name="P32"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5103b7d" officeooo:paragraph-rsid="06d3412c" style:font-name-complex="David CLM"/>
    </style:style>
    <style:style style:name="P33"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649391e" officeooo:paragraph-rsid="06e1973c" style:font-name-complex="David CLM"/>
    </style:style>
    <style:style style:name="P34"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6df8154" officeooo:paragraph-rsid="06df8154" style:font-name-complex="David CLM"/>
    </style:style>
    <style:style style:name="P35"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54d0c7f" officeooo:paragraph-rsid="06fc2198" style:font-name-complex="David CLM"/>
    </style:style>
    <style:style style:name="P36" style:family="paragraph" style:parent-style-name="Text_20_body">
      <style:paragraph-properties fo:margin-top="0.078in" fo:margin-bottom="0in" style:contextual-spacing="false" fo:line-height="100%" fo:text-align="end" style:justify-single-word="false" style:writing-mode="rl-tb"/>
      <style:text-properties style:font-name="David CLM" officeooo:rsid="05526b2c" officeooo:paragraph-rsid="06fd0da7" style:font-name-complex="David CLM"/>
    </style:style>
    <style:style style:name="P37" style:family="paragraph" style:parent-style-name="Text_20_body">
      <style:paragraph-properties fo:margin-top="0.078in" fo:margin-bottom="0in" style:contextual-spacing="false" fo:line-height="100%" fo:text-align="end" style:justify-single-word="false" style:writing-mode="rl-tb"/>
      <style:text-properties officeooo:rsid="06e8d18a" officeooo:paragraph-rsid="06e8d18a"/>
    </style:style>
    <style:style style:name="P38" style:family="paragraph" style:parent-style-name="Text_20_body">
      <style:paragraph-properties fo:margin-top="0.078in" fo:margin-bottom="0in" style:contextual-spacing="false" fo:line-height="100%" fo:text-align="end" style:justify-single-word="false" style:writing-mode="rl-tb"/>
      <style:text-properties officeooo:paragraph-rsid="064e8a49"/>
    </style:style>
    <style:style style:name="P39" style:family="paragraph" style:parent-style-name="Text_20_body">
      <style:paragraph-properties fo:margin-top="0.078in" fo:margin-bottom="0in" style:contextual-spacing="false" fo:line-height="100%" fo:text-align="end" style:justify-single-word="false" style:writing-mode="rl-tb"/>
      <style:text-properties officeooo:paragraph-rsid="06ee0d27"/>
    </style:style>
    <style:style style:name="P40" style:family="paragraph" style:parent-style-name="Default">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6606779" officeooo:paragraph-rsid="06606779" style:font-size-asian="12pt" style:font-weight-asian="normal" style:font-name-complex="David CLM" style:font-size-complex="12pt" style:font-weight-complex="normal"/>
    </style:style>
    <style:style style:name="P41" style:family="paragraph" style:parent-style-name="Default">
      <style:paragraph-properties fo:margin-top="0.078in" fo:margin-bottom="0in" style:contextual-spacing="false" fo:line-height="100%" fo:text-align="end" style:justify-single-word="false" style:writing-mode="rl-tb"/>
      <style:text-properties style:font-name="David CLM" officeooo:rsid="055b339f" officeooo:paragraph-rsid="06ee0d27" style:font-name-complex="David CLM"/>
    </style:style>
    <style:style style:name="P42" style:family="paragraph" style:parent-style-name="Default">
      <style:paragraph-properties fo:margin-top="0in" fo:margin-bottom="0in" style:contextual-spacing="false" style:line-height-at-least="0.139in" fo:text-align="end" style:justify-single-word="false" style:writing-mode="rl-tb"/>
      <style:text-properties style:font-name="David CLM" officeooo:paragraph-rsid="066171a0" style:font-name-complex="David CLM"/>
    </style:style>
    <style:style style:name="P43" style:family="paragraph" style:parent-style-name="Default">
      <style:paragraph-properties fo:margin-top="0in" fo:margin-bottom="0in" style:contextual-spacing="false" style:line-height-at-least="0.139in" fo:text-align="end" style:justify-single-word="false" style:writing-mode="rl-tb"/>
      <style:text-properties style:font-name="David CLM" officeooo:rsid="0663347f" officeooo:paragraph-rsid="0663347f" style:font-name-complex="David CLM"/>
    </style:style>
    <style:style style:name="P44"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font-weight="normal" officeooo:rsid="0663347f" officeooo:paragraph-rsid="066171a0" style:font-size-asian="12pt" style:font-weight-asian="normal" style:font-name-complex="David CLM" style:font-size-complex="12pt" style:font-weight-complex="normal"/>
    </style:style>
    <style:style style:name="P45" style:family="paragraph" style:parent-style-name="Default">
      <style:paragraph-properties fo:margin-left="0in" fo:margin-right="0in" fo:margin-top="0in" fo:margin-bottom="0in" style:contextual-spacing="false" style:line-height-at-least="0.139in" fo:text-align="end" style:justify-single-word="false" fo:text-indent="0in" style:auto-text-indent="false" style:writing-mode="rl-tb"/>
      <style:text-properties style:use-window-font-color="true" loext:opacity="0%" style:font-name="David CLM" style:font-name-complex="David CLM"/>
    </style:style>
    <style:style style:name="P46" style:family="paragraph" style:parent-style-name="Default">
      <style:paragraph-properties fo:margin-left="0in" fo:margin-right="0in" fo:margin-top="0in" fo:margin-bottom="0in" style:contextual-spacing="false" style:line-height-at-least="0.139in" fo:text-align="end" style:justify-single-word="false" fo:text-indent="0in" style:auto-text-indent="false" style:writing-mode="rl-tb"/>
      <style:text-properties style:use-window-font-color="true" loext:opacity="0%" style:font-name="David CLM" officeooo:paragraph-rsid="066be7b8" style:font-name-complex="David CLM"/>
    </style:style>
    <style:style style:name="P47" style:family="paragraph" style:parent-style-name="Default">
      <style:paragraph-properties fo:margin-left="0in" fo:margin-right="0in" fo:margin-top="0in" fo:margin-bottom="0in" style:contextual-spacing="false" style:line-height-at-least="0.139in" fo:text-align="end" style:justify-single-word="false" fo:text-indent="0in" style:auto-text-indent="false" style:writing-mode="rl-tb"/>
      <style:text-properties style:use-window-font-color="true" loext:opacity="0%" style:font-name="David CLM" officeooo:paragraph-rsid="06f85d40" style:font-name-complex="David CLM"/>
    </style:style>
    <style:style style:name="P48" style:family="paragraph" style:parent-style-name="Default">
      <style:paragraph-properties fo:margin-left="0in" fo:margin-right="0in" fo:margin-top="0in" fo:margin-bottom="0in" style:contextual-spacing="false" style:line-height-at-least="0.139in" fo:text-align="end" style:justify-single-word="false" fo:text-indent="0in" style:auto-text-indent="false" style:writing-mode="rl-tb"/>
      <style:text-properties style:use-window-font-color="true" loext:opacity="0%" style:font-name="David CLM" officeooo:paragraph-rsid="06f99eea" style:font-name-complex="David CLM"/>
    </style:style>
    <style:style style:name="P49" style:family="paragraph" style:parent-style-name="Default">
      <style:paragraph-properties fo:margin-left="0in" fo:margin-right="0in" style:line-height-at-least="0.139in" fo:text-indent="0in" style:auto-text-indent="false"/>
      <style:text-properties fo:font-size="12pt" style:font-size-asian="12pt" style:font-size-complex="12pt"/>
    </style:style>
    <style:style style:name="P50" style:family="paragraph" style:parent-style-name="Default">
      <style:paragraph-properties fo:margin-left="0in" fo:margin-right="0in" style:line-height-at-least="0.139in" fo:text-indent="0in" style:auto-text-indent="false"/>
      <style:text-properties style:font-name="Liberation Sans" fo:font-size="12pt" style:font-size-asian="12pt" style:font-size-complex="12pt"/>
    </style:style>
    <style:style style:name="P51" style:family="paragraph" style:parent-style-name="Table_20_Contents">
      <style:paragraph-properties fo:line-height="100%" fo:text-align="center" style:justify-single-word="false"/>
      <style:text-properties style:font-name="David CLM" officeooo:rsid="03ddf013" officeooo:paragraph-rsid="05303340" style:font-name-complex="David CLM"/>
    </style:style>
    <style:style style:name="P52" style:family="paragraph" style:parent-style-name="Table_20_Contents">
      <style:paragraph-properties fo:line-height="100%" fo:text-align="center" style:justify-single-word="false"/>
      <style:text-properties style:font-name="David CLM" officeooo:rsid="03e0fee7" officeooo:paragraph-rsid="05303340" style:font-name-complex="David CLM"/>
    </style:style>
    <style:style style:name="P53" style:family="paragraph" style:parent-style-name="Table_20_Contents">
      <style:paragraph-properties fo:line-height="100%" fo:text-align="center" style:justify-single-word="false"/>
      <style:text-properties style:font-name="David CLM" officeooo:rsid="03dfd9c2" officeooo:paragraph-rsid="05303340" style:font-name-complex="David CLM"/>
    </style:style>
    <style:style style:name="P54" style:family="paragraph" style:parent-style-name="Table_20_Contents">
      <style:paragraph-properties fo:line-height="100%" fo:text-align="center" style:justify-single-word="false"/>
      <style:text-properties fo:color="#009933" loext:opacity="100%" style:font-name="David CLM" officeooo:rsid="03e3865a" officeooo:paragraph-rsid="05303340" style:font-name-complex="David CLM"/>
    </style:style>
    <style:style style:name="P55" style:family="paragraph" style:parent-style-name="Table_20_Contents">
      <style:paragraph-properties fo:line-height="100%" fo:text-align="center" style:justify-single-word="false"/>
      <style:text-properties fo:color="#ff0000" loext:opacity="100%" style:font-name="David CLM" officeooo:rsid="03e3865a" officeooo:paragraph-rsid="05303340" style:font-name-complex="David CLM"/>
    </style:style>
    <style:style style:name="P56" style:family="paragraph" style:parent-style-name="Standard">
      <style:paragraph-properties fo:line-height="100%"/>
      <style:text-properties style:font-name="David CLM" officeooo:rsid="069c3f25" officeooo:paragraph-rsid="06ef3f23" style:font-name-complex="David CLM"/>
    </style:style>
    <style:style style:name="P57" style:family="paragraph" style:parent-style-name="Default" style:list-style-name="L6">
      <style:paragraph-properties fo:margin-top="0in" fo:margin-bottom="0in" style:contextual-spacing="false" style:line-height-at-least="0.139in" fo:text-align="end" style:justify-single-word="false" style:writing-mode="rl-tb"/>
      <style:text-properties style:font-name="David CLM" officeooo:paragraph-rsid="065cb0ab" style:font-name-complex="David CLM"/>
    </style:style>
    <style:style style:name="P58" style:family="paragraph" style:parent-style-name="Default" style:list-style-name="L7">
      <style:paragraph-properties fo:margin-top="0in" fo:margin-bottom="0in" style:contextual-spacing="false" style:line-height-at-least="0.139in" fo:text-align="end" style:justify-single-word="false" style:writing-mode="rl-tb"/>
      <style:text-properties style:font-name="David CLM" fo:font-size="36pt" officeooo:paragraph-rsid="066171a0" style:font-size-asian="36pt" style:font-name-complex="David CLM"/>
    </style:style>
    <style:style style:name="P59" style:family="paragraph" style:parent-style-name="Default" style:list-style-name="L6">
      <style:paragraph-properties fo:margin-top="0in" fo:margin-bottom="0in" style:contextual-spacing="false" style:line-height-at-least="0.139in" fo:text-align="end" style:justify-single-word="false" style:writing-mode="rl-tb"/>
      <style:text-properties officeooo:paragraph-rsid="06f84838"/>
    </style:style>
    <style:style style:name="P60" style:family="paragraph" style:parent-style-name="Heading_20_1">
      <style:paragraph-properties fo:margin-top="0.1965in" fo:margin-bottom="0in" style:contextual-spacing="false" fo:line-height="100%" fo:text-align="end" style:justify-single-word="false" style:writing-mode="rl-tb"/>
      <style:text-properties style:font-name="David CLM" fo:font-weight="bold" officeooo:paragraph-rsid="04636a87" style:font-weight-asian="bold" style:font-name-complex="David CLM" style:font-weight-complex="bold"/>
    </style:style>
    <style:style style:name="P61" style:family="paragraph" style:parent-style-name="Text_20_body" style:list-style-name="L4">
      <style:text-properties officeooo:paragraph-rsid="06c82ca1"/>
    </style:style>
    <style:style style:name="P62" style:family="paragraph" style:parent-style-name="Text_20_body" style:list-style-name="L1">
      <style:paragraph-properties fo:margin-top="0.078in" fo:margin-bottom="0in" style:contextual-spacing="false" fo:line-height="100%" fo:text-align="end" style:justify-single-word="false" style:writing-mode="rl-tb"/>
      <style:text-properties style:font-name="David CLM" officeooo:paragraph-rsid="04fa7ba5" style:font-name-complex="David CLM"/>
    </style:style>
    <style:style style:name="P63" style:family="paragraph" style:parent-style-name="Text_20_body" style:list-style-name="L2">
      <style:paragraph-properties fo:margin-top="0.078in" fo:margin-bottom="0in" style:contextual-spacing="false" fo:line-height="100%" fo:text-align="end" style:justify-single-word="false" style:writing-mode="rl-tb"/>
      <style:text-properties style:font-name="David CLM" officeooo:rsid="0501be7b" officeooo:paragraph-rsid="05031a18" style:font-name-complex="David CLM"/>
    </style:style>
    <style:style style:name="P64" style:family="paragraph" style:parent-style-name="Text_20_body" style:list-style-name="L5">
      <style:paragraph-properties fo:margin-top="0.078in" fo:margin-bottom="0in" style:contextual-spacing="false" fo:line-height="100%" fo:text-align="end" style:justify-single-word="false" style:writing-mode="rl-tb"/>
      <style:text-properties style:font-name="David CLM" officeooo:rsid="064b6297" officeooo:paragraph-rsid="064b6297" style:font-name-complex="David CLM"/>
    </style:style>
    <style:style style:name="P65" style:family="paragraph" style:parent-style-name="Text_20_body" style:list-style-name="L5">
      <style:paragraph-properties fo:margin-top="0.078in" fo:margin-bottom="0in" style:contextual-spacing="false" fo:line-height="100%" fo:text-align="end" style:justify-single-word="false" style:writing-mode="rl-tb"/>
      <style:text-properties style:font-name="David CLM" officeooo:rsid="064ab6d8" officeooo:paragraph-rsid="064e8a49" style:font-name-complex="David CLM"/>
    </style:style>
    <style:style style:name="P66" style:family="paragraph" style:parent-style-name="Text_20_body" style:list-style-name="L2">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4e96636" officeooo:paragraph-rsid="050caeb6" style:font-size-asian="12pt" style:font-weight-asian="normal" style:font-name-complex="David CLM" style:font-size-complex="12pt"/>
    </style:style>
    <style:style style:name="P67" style:family="paragraph" style:parent-style-name="Text_20_body" style:list-style-name="L3">
      <style:paragraph-properties fo:margin-top="0.078in" fo:margin-bottom="0in" style:contextual-spacing="false" fo:line-height="100%" fo:text-align="end" style:justify-single-word="false" style:writing-mode="rl-tb"/>
      <style:text-properties style:use-window-font-color="true" loext:opacity="0%" style:font-name="David CLM" fo:font-size="12pt" fo:font-weight="normal" officeooo:rsid="06df8154" officeooo:paragraph-rsid="06df8154" style:font-size-asian="12pt" style:font-weight-asian="normal" style:font-name-complex="David CLM" style:font-size-complex="12pt"/>
    </style:style>
    <style:style style:name="P68" style:family="paragraph" style:parent-style-name="Text_20_body" style:list-style-name="L8">
      <style:paragraph-properties fo:line-height="100%" fo:text-align="start" style:justify-single-word="false" style:writing-mode="lr-tb"/>
      <style:text-properties style:font-name="David CLM" officeooo:rsid="04636a87" officeooo:paragraph-rsid="04636a87" style:font-name-complex="David CLM"/>
    </style:style>
    <style:style style:name="P69" style:family="paragraph" style:parent-style-name="Text_20_body" style:list-style-name="L8">
      <style:paragraph-properties fo:line-height="100%" fo:text-align="start" style:justify-single-word="false" style:writing-mode="lr-tb"/>
      <style:text-properties style:font-name="David CLM" officeooo:rsid="06ed9e9d" officeooo:paragraph-rsid="06ed9e9d" style:font-name-complex="David CLM"/>
    </style:style>
    <style:style style:name="T1" style:family="text">
      <style:text-properties style:use-window-font-color="true" loext:opacity="0%" fo:font-size="12pt" fo:font-style="italic" fo:font-weight="normal" officeooo:rsid="04803052" style:font-size-asian="12pt" style:font-style-asian="italic" style:font-weight-asian="normal" style:font-size-complex="12pt" style:font-style-complex="italic"/>
    </style:style>
    <style:style style:name="T2" style:family="text">
      <style:text-properties style:use-window-font-color="true" loext:opacity="0%" fo:font-size="12pt" fo:font-style="italic" fo:font-weight="normal" officeooo:rsid="05581e27" style:font-size-asian="12pt" style:font-style-asian="italic" style:font-weight-asian="normal" style:font-size-complex="12pt" style:font-style-complex="italic" style:font-weight-complex="normal"/>
    </style:style>
    <style:style style:name="T3" style:family="text">
      <style:text-properties style:use-window-font-color="true" loext:opacity="0%" fo:font-size="12pt" fo:font-style="italic" fo:font-weight="normal" officeooo:rsid="04fc194d" style:font-size-asian="12pt" style:font-style-asian="italic" style:font-weight-asian="normal" style:font-size-complex="12pt" style:font-style-complex="italic"/>
    </style:style>
    <style:style style:name="T4" style:family="text">
      <style:text-properties style:use-window-font-color="true" loext:opacity="0%" fo:font-size="12pt" fo:font-style="italic" fo:font-weight="normal" officeooo:rsid="05146c22" style:font-size-asian="12pt" style:font-style-asian="italic" style:font-weight-asian="normal" style:font-size-complex="12pt" style:font-style-complex="italic"/>
    </style:style>
    <style:style style:name="T5" style:family="text">
      <style:text-properties style:use-window-font-color="true" loext:opacity="0%" fo:font-size="12pt" fo:font-weight="bold" officeooo:rsid="0513abfb" style:font-size-asian="12pt" style:font-weight-asian="bold" style:font-size-complex="12pt" style:font-weight-complex="bold"/>
    </style:style>
    <style:style style:name="T6" style:family="text">
      <style:text-properties style:use-window-font-color="true" loext:opacity="0%" fo:font-size="12pt" fo:font-weight="bold" officeooo:rsid="05146c22" style:font-size-asian="12pt" style:font-weight-asian="bold" style:font-size-complex="12pt" style:font-weight-complex="bold"/>
    </style:style>
    <style:style style:name="T7" style:family="text">
      <style:text-properties style:use-window-font-color="true" loext:opacity="0%" fo:font-size="12pt" fo:font-weight="bold" officeooo:rsid="055b8763" style:font-size-asian="12pt" style:font-weight-asian="bold" style:font-size-complex="12pt" style:font-weight-complex="bold"/>
    </style:style>
    <style:style style:name="T8" style:family="text">
      <style:text-properties style:use-window-font-color="true" loext:opacity="0%" fo:font-size="12pt" fo:font-weight="normal" style:font-size-asian="12pt" style:font-weight-asian="normal" style:font-size-complex="12pt"/>
    </style:style>
    <style:style style:name="T9" style:family="text">
      <style:text-properties style:use-window-font-color="true" loext:opacity="0%" fo:font-size="12pt" fo:font-weight="normal" officeooo:rsid="04803052" style:font-size-asian="12pt" style:font-weight-asian="normal" style:font-size-complex="12pt"/>
    </style:style>
    <style:style style:name="T10" style:family="text">
      <style:text-properties style:use-window-font-color="true" loext:opacity="0%" fo:font-size="12pt" fo:font-weight="normal" style:font-size-asian="12pt" style:font-weight-asian="normal" style:font-size-complex="12pt" style:font-weight-complex="normal"/>
    </style:style>
    <style:style style:name="T11" style:family="text">
      <style:text-properties style:use-window-font-color="true" loext:opacity="0%" fo:font-size="12pt" fo:font-weight="normal" officeooo:rsid="04fa7ba5" style:font-size-asian="12pt" style:font-weight-asian="normal" style:font-size-complex="12pt" style:font-weight-complex="normal"/>
    </style:style>
    <style:style style:name="T12" style:family="text">
      <style:text-properties style:use-window-font-color="true" loext:opacity="0%" fo:font-size="12pt" fo:font-weight="normal" officeooo:rsid="053bb552" style:font-size-asian="12pt" style:font-weight-asian="normal" style:font-size-complex="12pt" style:font-weight-complex="normal"/>
    </style:style>
    <style:style style:name="T13" style:family="text">
      <style:text-properties style:use-window-font-color="true" loext:opacity="0%" fo:font-size="12pt" fo:font-weight="normal" officeooo:rsid="064794c2" style:font-size-asian="12pt" style:font-weight-asian="normal" style:font-size-complex="12pt" style:font-weight-complex="normal"/>
    </style:style>
    <style:style style:name="T14" style:family="text">
      <style:text-properties style:use-window-font-color="true" loext:opacity="0%" fo:font-size="12pt" fo:font-weight="normal" officeooo:rsid="064988e1" style:font-size-asian="12pt" style:font-weight-asian="normal" style:font-size-complex="12pt" style:font-weight-complex="normal"/>
    </style:style>
    <style:style style:name="T15" style:family="text">
      <style:text-properties style:use-window-font-color="true" loext:opacity="0%" fo:font-size="12pt" fo:font-weight="normal" officeooo:rsid="051f6bf5" style:font-size-asian="12pt" style:font-weight-asian="normal" style:font-size-complex="12pt" style:font-weight-complex="normal"/>
    </style:style>
    <style:style style:name="T16" style:family="text">
      <style:text-properties style:use-window-font-color="true" loext:opacity="0%" fo:font-size="12pt" fo:font-weight="normal" officeooo:rsid="0551144a" style:font-size-asian="12pt" style:font-weight-asian="normal" style:font-size-complex="12pt" style:font-weight-complex="normal"/>
    </style:style>
    <style:style style:name="T17" style:family="text">
      <style:text-properties style:use-window-font-color="true" loext:opacity="0%" fo:font-size="12pt" fo:font-weight="normal" officeooo:rsid="05560a6f" style:font-size-asian="12pt" style:font-weight-asian="normal" style:font-size-complex="12pt" style:font-weight-complex="normal"/>
    </style:style>
    <style:style style:name="T18" style:family="text">
      <style:text-properties style:use-window-font-color="true" loext:opacity="0%" fo:font-size="12pt" fo:font-weight="normal" officeooo:rsid="05576102" style:font-size-asian="12pt" style:font-weight-asian="normal" style:font-size-complex="12pt" style:font-weight-complex="normal"/>
    </style:style>
    <style:style style:name="T19" style:family="text">
      <style:text-properties style:use-window-font-color="true" loext:opacity="0%" fo:font-size="12pt" fo:font-weight="normal" officeooo:rsid="05581e27" style:font-size-asian="12pt" style:font-weight-asian="normal" style:font-size-complex="12pt" style:font-weight-complex="normal"/>
    </style:style>
    <style:style style:name="T20" style:family="text">
      <style:text-properties style:use-window-font-color="true" loext:opacity="0%" fo:font-size="12pt" fo:font-weight="normal" officeooo:rsid="0559f595" style:font-size-asian="12pt" style:font-weight-asian="normal" style:font-size-complex="12pt" style:font-weight-complex="normal"/>
    </style:style>
    <style:style style:name="T21" style:family="text">
      <style:text-properties style:use-window-font-color="true" loext:opacity="0%" fo:font-size="12pt" fo:font-weight="normal" officeooo:rsid="055b8763" style:font-size-asian="12pt" style:font-weight-asian="normal" style:font-size-complex="12pt" style:font-weight-complex="normal"/>
    </style:style>
    <style:style style:name="T22" style:family="text">
      <style:text-properties style:use-window-font-color="true" loext:opacity="0%" fo:font-size="12pt" fo:font-weight="normal" officeooo:rsid="055d47ca" style:font-size-asian="12pt" style:font-weight-asian="normal" style:font-size-complex="12pt" style:font-weight-complex="normal"/>
    </style:style>
    <style:style style:name="T23" style:family="text">
      <style:text-properties style:use-window-font-color="true" loext:opacity="0%" fo:font-size="12pt" fo:font-weight="normal" officeooo:rsid="061ffb97" style:font-size-asian="12pt" style:font-weight-asian="normal" style:font-size-complex="12pt" style:font-weight-complex="normal"/>
    </style:style>
    <style:style style:name="T24" style:family="text">
      <style:text-properties style:use-window-font-color="true" loext:opacity="0%" fo:font-size="12pt" fo:font-weight="normal" officeooo:rsid="055d9fc9" style:font-size-asian="12pt" style:font-weight-asian="normal" style:font-size-complex="12pt" style:font-weight-complex="normal"/>
    </style:style>
    <style:style style:name="T25" style:family="text">
      <style:text-properties style:use-window-font-color="true" loext:opacity="0%" fo:font-size="12pt" fo:font-weight="normal" officeooo:rsid="065a7b95" style:font-size-asian="12pt" style:font-weight-asian="normal" style:font-size-complex="12pt" style:font-weight-complex="normal"/>
    </style:style>
    <style:style style:name="T26" style:family="text">
      <style:text-properties style:use-window-font-color="true" loext:opacity="0%" fo:font-size="12pt" fo:font-weight="normal" officeooo:rsid="065bf667" style:font-size-asian="12pt" style:font-weight-asian="normal" style:font-size-complex="12pt" style:font-weight-complex="normal"/>
    </style:style>
    <style:style style:name="T27" style:family="text">
      <style:text-properties style:use-window-font-color="true" loext:opacity="0%" fo:font-size="12pt" fo:font-weight="normal" officeooo:rsid="065cb0ab" style:font-size-asian="12pt" style:font-weight-asian="normal" style:font-size-complex="12pt" style:font-weight-complex="normal"/>
    </style:style>
    <style:style style:name="T28" style:family="text">
      <style:text-properties style:use-window-font-color="true" loext:opacity="0%" fo:font-size="12pt" fo:font-weight="normal" officeooo:rsid="0663347f" style:font-size-asian="12pt" style:font-weight-asian="normal" style:font-size-complex="12pt" style:font-weight-complex="normal"/>
    </style:style>
    <style:style style:name="T29" style:family="text">
      <style:text-properties style:use-window-font-color="true" loext:opacity="0%" fo:font-size="12pt" fo:font-weight="normal" officeooo:rsid="06671ee4" style:font-size-asian="12pt" style:font-weight-asian="normal" style:font-size-complex="12pt" style:font-weight-complex="normal"/>
    </style:style>
    <style:style style:name="T30" style:family="text">
      <style:text-properties style:use-window-font-color="true" loext:opacity="0%" fo:font-size="12pt" fo:font-weight="normal" officeooo:rsid="06e1973c" style:font-size-asian="12pt" style:font-weight-asian="normal" style:font-size-complex="12pt" style:font-weight-complex="normal"/>
    </style:style>
    <style:style style:name="T31" style:family="text">
      <style:text-properties style:use-window-font-color="true" loext:opacity="0%" fo:font-size="12pt" fo:font-weight="normal" officeooo:rsid="05163f0f" style:font-size-asian="12pt" style:font-weight-asian="normal" style:font-size-complex="12pt" style:font-weight-complex="normal"/>
    </style:style>
    <style:style style:name="T32" style:family="text">
      <style:text-properties style:use-window-font-color="true" loext:opacity="0%" fo:font-size="12pt" fo:font-weight="normal" officeooo:rsid="051b68f7" style:font-size-asian="12pt" style:font-weight-asian="normal" style:font-size-complex="12pt" style:font-weight-complex="normal"/>
    </style:style>
    <style:style style:name="T33" style:family="text">
      <style:text-properties style:use-window-font-color="true" loext:opacity="0%" fo:font-size="12pt" fo:font-weight="normal" officeooo:rsid="064043ec" style:font-size-asian="12pt" style:font-weight-asian="normal" style:font-size-complex="12pt" style:font-weight-complex="normal"/>
    </style:style>
    <style:style style:name="T34" style:family="text">
      <style:text-properties style:use-window-font-color="true" loext:opacity="0%" fo:font-size="12pt" fo:font-weight="normal" officeooo:rsid="06477fb5" style:font-size-asian="12pt" style:font-weight-asian="normal" style:font-size-complex="12pt" style:font-weight-complex="normal"/>
    </style:style>
    <style:style style:name="T35" style:family="text">
      <style:text-properties style:use-window-font-color="true" loext:opacity="0%" fo:font-size="12pt" fo:font-weight="normal" officeooo:rsid="06edae68" style:font-size-asian="12pt" style:font-weight-asian="normal" style:font-size-complex="12pt" style:font-weight-complex="normal"/>
    </style:style>
    <style:style style:name="T36" style:family="text">
      <style:text-properties style:use-window-font-color="true" loext:opacity="0%" fo:font-size="12pt" fo:font-weight="normal" officeooo:rsid="06ee0d27" style:font-size-asian="12pt" style:font-weight-asian="normal" style:font-size-complex="12pt" style:font-weight-complex="normal"/>
    </style:style>
    <style:style style:name="T37" style:family="text">
      <style:text-properties style:use-window-font-color="true" loext:opacity="0%" fo:font-size="12pt" fo:font-weight="normal" officeooo:rsid="051f6bf5" style:font-size-asian="12pt" style:font-weight-asian="normal" style:font-size-complex="12pt"/>
    </style:style>
    <style:style style:name="T38" style:family="text">
      <style:text-properties style:use-window-font-color="true" loext:opacity="0%" fo:font-size="12pt" fo:font-weight="normal" officeooo:rsid="04e96636" style:font-size-asian="12pt" style:font-weight-asian="normal" style:font-size-complex="12pt"/>
    </style:style>
    <style:style style:name="T39" style:family="text">
      <style:text-properties style:use-window-font-color="true" loext:opacity="0%" fo:font-size="12pt" fo:font-weight="normal" officeooo:rsid="04fc194d" style:font-size-asian="12pt" style:font-weight-asian="normal" style:font-size-complex="12pt"/>
    </style:style>
    <style:style style:name="T40" style:family="text">
      <style:text-properties style:use-window-font-color="true" loext:opacity="0%" fo:font-size="12pt" fo:font-weight="normal" officeooo:rsid="061b90df" style:font-size-asian="12pt" style:font-weight-asian="normal" style:font-size-complex="12pt"/>
    </style:style>
    <style:style style:name="T41" style:family="text">
      <style:text-properties style:use-window-font-color="true" loext:opacity="0%" fo:font-size="12pt" fo:font-weight="normal" officeooo:rsid="04fd9722" style:font-size-asian="12pt" style:font-weight-asian="normal" style:font-size-complex="12pt"/>
    </style:style>
    <style:style style:name="T42" style:family="text">
      <style:text-properties style:use-window-font-color="true" loext:opacity="0%" fo:font-size="12pt" fo:font-weight="normal" officeooo:rsid="050caeb6" style:font-size-asian="12pt" style:font-weight-asian="normal" style:font-size-complex="12pt"/>
    </style:style>
    <style:style style:name="T43" style:family="text">
      <style:text-properties style:use-window-font-color="true" loext:opacity="0%" fo:font-size="12pt" fo:font-weight="normal" officeooo:rsid="050d7ac1" style:font-size-asian="12pt" style:font-weight-asian="normal" style:font-size-complex="12pt"/>
    </style:style>
    <style:style style:name="T44" style:family="text">
      <style:text-properties style:use-window-font-color="true" loext:opacity="0%" fo:font-size="12pt" fo:font-weight="normal" officeooo:rsid="0505e252" style:font-size-asian="12pt" style:font-weight-asian="normal" style:font-size-complex="12pt"/>
    </style:style>
    <style:style style:name="T45" style:family="text">
      <style:text-properties style:use-window-font-color="true" loext:opacity="0%" fo:font-size="12pt" fo:font-weight="normal" officeooo:rsid="050b2825" style:font-size-asian="12pt" style:font-weight-asian="normal" style:font-size-complex="12pt"/>
    </style:style>
    <style:style style:name="T46" style:family="text">
      <style:text-properties style:use-window-font-color="true" loext:opacity="0%" fo:font-size="12pt" fo:font-weight="normal" officeooo:rsid="050f5d03" style:font-size-asian="12pt" style:font-weight-asian="normal" style:font-size-complex="12pt"/>
    </style:style>
    <style:style style:name="T47" style:family="text">
      <style:text-properties style:use-window-font-color="true" loext:opacity="0%" fo:font-size="12pt" fo:font-weight="normal" officeooo:rsid="05103b7d" style:font-size-asian="12pt" style:font-weight-asian="normal" style:font-size-complex="12pt"/>
    </style:style>
    <style:style style:name="T48" style:family="text">
      <style:text-properties style:use-window-font-color="true" loext:opacity="0%" fo:font-size="12pt" fo:font-weight="normal" officeooo:rsid="05105fe6" style:font-size-asian="12pt" style:font-weight-asian="normal" style:font-size-complex="12pt"/>
    </style:style>
    <style:style style:name="T49" style:family="text">
      <style:text-properties style:use-window-font-color="true" loext:opacity="0%" fo:font-size="12pt" fo:font-weight="normal" officeooo:rsid="05123d7c" style:font-size-asian="12pt" style:font-weight-asian="normal" style:font-size-complex="12pt"/>
    </style:style>
    <style:style style:name="T50" style:family="text">
      <style:text-properties style:use-window-font-color="true" loext:opacity="0%" fo:font-size="12pt" fo:font-weight="normal" officeooo:rsid="0513abfb" style:font-size-asian="12pt" style:font-weight-asian="normal" style:font-size-complex="12pt"/>
    </style:style>
    <style:style style:name="T51" style:family="text">
      <style:text-properties style:use-window-font-color="true" loext:opacity="0%" fo:font-size="12pt" fo:font-weight="normal" officeooo:rsid="05146c22" style:font-size-asian="12pt" style:font-weight-asian="normal" style:font-size-complex="12pt"/>
    </style:style>
    <style:style style:name="T52" style:family="text">
      <style:text-properties style:use-window-font-color="true" loext:opacity="0%" fo:font-size="12pt" fo:font-weight="normal" officeooo:rsid="052727c5" style:font-size-asian="12pt" style:font-weight-asian="normal" style:font-size-complex="12pt"/>
    </style:style>
    <style:style style:name="T53" style:family="text">
      <style:text-properties style:use-window-font-color="true" loext:opacity="0%" fo:font-size="12pt" fo:font-weight="normal" officeooo:rsid="054d8ad3" style:font-size-asian="12pt" style:font-weight-asian="normal" style:font-size-complex="12pt"/>
    </style:style>
    <style:style style:name="T54" style:family="text">
      <style:text-properties style:use-window-font-color="true" loext:opacity="0%" fo:font-size="12pt" fo:font-weight="normal" officeooo:rsid="0542d01c" style:font-size-asian="12pt" style:font-weight-asian="normal" style:font-size-complex="12pt"/>
    </style:style>
    <style:style style:name="T55" style:family="text">
      <style:text-properties style:use-window-font-color="true" loext:opacity="0%" fo:font-size="12pt" fo:font-weight="normal" officeooo:rsid="0545d62f" style:font-size-asian="12pt" style:font-weight-asian="normal" style:font-size-complex="12pt"/>
    </style:style>
    <style:style style:name="T56" style:family="text">
      <style:text-properties style:use-window-font-color="true" loext:opacity="0%" fo:font-size="12pt" fo:font-weight="normal" officeooo:rsid="054e4547" style:font-size-asian="12pt" style:font-weight-asian="normal" style:font-size-complex="12pt"/>
    </style:style>
    <style:style style:name="T57" style:family="text">
      <style:text-properties style:use-window-font-color="true" loext:opacity="0%" fo:font-size="12pt" fo:font-weight="normal" officeooo:rsid="064b6297" style:font-size-asian="12pt" style:font-weight-asian="normal" style:font-size-complex="12pt"/>
    </style:style>
    <style:style style:name="T58" style:family="text">
      <style:text-properties style:use-window-font-color="true" loext:opacity="0%" fo:font-size="12pt" fo:font-weight="normal" officeooo:rsid="064ab6d8" style:font-size-asian="12pt" style:font-weight-asian="normal" style:font-size-complex="12pt"/>
    </style:style>
    <style:style style:name="T59" style:family="text">
      <style:text-properties style:use-window-font-color="true" loext:opacity="0%" fo:font-size="12pt" fo:font-weight="normal" officeooo:rsid="064bec78" style:font-size-asian="12pt" style:font-weight-asian="normal" style:font-size-complex="12pt"/>
    </style:style>
    <style:style style:name="T60" style:family="text">
      <style:text-properties style:use-window-font-color="true" loext:opacity="0%" fo:font-size="12pt" fo:font-weight="normal" officeooo:rsid="0650a59d" style:font-size-asian="12pt" style:font-weight-asian="normal" style:font-size-complex="12pt"/>
    </style:style>
    <style:style style:name="T61" style:family="text">
      <style:text-properties style:use-window-font-color="true" loext:opacity="0%" fo:font-size="12pt" fo:font-weight="normal" officeooo:rsid="064e8a49" style:font-size-asian="12pt" style:font-weight-asian="normal" style:font-size-complex="12pt"/>
    </style:style>
    <style:style style:name="T62" style:family="text">
      <style:text-properties style:use-window-font-color="true" loext:opacity="0%" fo:font-size="12pt" fo:font-weight="normal" officeooo:rsid="0653eabe" style:font-size-asian="12pt" style:font-weight-asian="normal" style:font-size-complex="12pt"/>
    </style:style>
    <style:style style:name="T63" style:family="text">
      <style:text-properties style:use-window-font-color="true" loext:opacity="0%" fo:font-size="12pt" fo:font-weight="normal" officeooo:rsid="052c385e" style:font-size-asian="12pt" style:font-weight-asian="normal" style:font-size-complex="12pt"/>
    </style:style>
    <style:style style:name="T64" style:family="text">
      <style:text-properties style:use-window-font-color="true" loext:opacity="0%" fo:font-size="12pt" fo:font-weight="normal" officeooo:rsid="05799f1f" style:font-size-asian="12pt" style:font-weight-asian="normal" style:font-size-complex="12pt"/>
    </style:style>
    <style:style style:name="T65" style:family="text">
      <style:text-properties style:use-window-font-color="true" loext:opacity="0%" fo:font-size="12pt" fo:font-weight="normal" officeooo:rsid="06bdfb68" style:font-size-asian="12pt" style:font-weight-asian="normal" style:font-size-complex="12pt"/>
    </style:style>
    <style:style style:name="T66" style:family="text">
      <style:text-properties style:use-window-font-color="true" loext:opacity="0%" fo:font-size="12pt" fo:font-weight="normal" officeooo:rsid="06e0ceab" style:font-size-asian="12pt" style:font-weight-asian="normal" style:font-size-complex="12pt"/>
    </style:style>
    <style:style style:name="T67" style:family="text">
      <style:text-properties style:use-window-font-color="true" loext:opacity="0%" fo:font-size="12pt" fo:font-weight="normal" officeooo:rsid="06ec4120" style:font-size-asian="12pt" style:font-weight-asian="normal" style:font-size-complex="12pt"/>
    </style:style>
    <style:style style:name="T68" style:family="text">
      <style:text-properties style:use-window-font-color="true" loext:opacity="0%" fo:font-size="12pt" fo:font-weight="normal" officeooo:rsid="06f072c8" style:font-size-asian="12pt" style:font-weight-asian="normal" style:font-size-complex="12pt"/>
    </style:style>
    <style:style style:name="T69" style:family="text">
      <style:text-properties style:use-window-font-color="true" loext:opacity="0%" fo:font-size="12pt" fo:font-weight="normal" officeooo:rsid="06f84a93" style:font-size-asian="10.5pt" style:font-weight-asian="normal" style:font-size-complex="12pt" style:font-weight-complex="normal"/>
    </style:style>
    <style:style style:name="T70" style:family="text">
      <style:text-properties style:use-window-font-color="true" loext:opacity="0%" style:text-position="super 58%" fo:font-size="12pt" fo:font-weight="normal" officeooo:rsid="051b68f7" style:font-size-asian="12pt" style:font-weight-asian="normal" style:font-size-complex="12pt" style:font-weight-complex="normal"/>
    </style:style>
    <style:style style:name="T71" style:family="text">
      <style:text-properties style:use-window-font-color="true" loext:opacity="0%" style:font-name="David CLM" fo:font-size="12pt" fo:font-weight="normal" officeooo:rsid="0681d3d7" style:font-size-asian="12pt" style:font-weight-asian="normal" style:font-name-complex="David CLM" style:font-size-complex="12pt"/>
    </style:style>
    <style:style style:name="T72" style:family="text">
      <style:text-properties style:use-window-font-color="true" loext:opacity="0%" style:font-name="David CLM" fo:font-size="12pt" fo:font-weight="normal" officeooo:rsid="068ec273" style:font-size-asian="12pt" style:font-weight-asian="normal" style:font-name-complex="David CLM" style:font-size-complex="12pt" style:font-weight-complex="normal"/>
    </style:style>
    <style:style style:name="T73" style:family="text">
      <style:text-properties style:use-window-font-color="true" loext:opacity="0%" style:font-name="David CLM" fo:font-size="12pt" fo:font-weight="normal" officeooo:rsid="052c385e" style:font-size-asian="12pt" style:font-weight-asian="normal" style:font-name-complex="David CLM" style:font-size-complex="12pt" style:font-weight-complex="normal"/>
    </style:style>
    <style:style style:name="T74" style:family="text">
      <style:text-properties style:use-window-font-color="true" loext:opacity="0%" style:font-name="David CLM" fo:font-size="12pt" fo:font-weight="normal" officeooo:rsid="06903e1e" style:font-size-asian="12pt" style:font-weight-asian="normal" style:font-name-complex="David CLM" style:font-size-complex="12pt" style:font-weight-complex="normal"/>
    </style:style>
    <style:style style:name="T75" style:family="text">
      <style:text-properties style:use-window-font-color="true" loext:opacity="0%" style:font-name="David CLM" fo:font-size="12pt" fo:font-weight="normal" officeooo:rsid="0578b3a6" style:font-size-asian="12pt" style:font-weight-asian="normal" style:font-name-complex="David CLM" style:font-size-complex="12pt" style:font-weight-complex="normal"/>
    </style:style>
    <style:style style:name="T76" style:family="text">
      <style:text-properties style:use-window-font-color="true" loext:opacity="0%" style:font-name="David CLM" fo:font-size="12pt" fo:font-weight="normal" officeooo:rsid="052bb894" style:font-size-asian="12pt" style:font-weight-asian="normal" style:font-name-complex="David CLM" style:font-size-complex="12pt" style:font-weight-complex="normal"/>
    </style:style>
    <style:style style:name="T77" style:family="text">
      <style:text-properties style:use-window-font-color="true" loext:opacity="0%" style:font-name="David CLM" fo:font-size="12pt" fo:font-weight="normal" officeooo:rsid="0691daff" style:font-size-asian="12pt" style:font-weight-asian="normal" style:font-name-complex="David CLM" style:font-size-complex="12pt" style:font-weight-complex="normal"/>
    </style:style>
    <style:style style:name="T78" style:family="text">
      <style:text-properties style:use-window-font-color="true" loext:opacity="0%" style:font-name="David CLM" fo:font-size="12pt" fo:font-weight="normal" officeooo:rsid="0682a686" style:font-size-asian="12pt" style:font-weight-asian="normal" style:font-name-complex="David CLM" style:font-size-complex="12pt" style:font-weight-complex="normal"/>
    </style:style>
    <style:style style:name="T79" style:family="text">
      <style:text-properties style:use-window-font-color="true" loext:opacity="0%" style:font-name="David CLM" fo:font-size="12pt" fo:font-weight="normal" officeooo:rsid="06c6a3af" style:font-size-asian="12pt" style:font-weight-asian="normal" style:font-name-complex="David CLM" style:font-size-complex="12pt" style:font-weight-complex="normal"/>
    </style:style>
    <style:style style:name="T80" style:family="text">
      <style:text-properties style:use-window-font-color="true" loext:opacity="0%" style:font-name="David CLM" fo:font-size="12pt" fo:font-weight="normal" officeooo:rsid="054b3372" style:font-size-asian="12pt" style:font-weight-asian="normal" style:font-name-complex="David CLM" style:font-size-complex="12pt" style:font-weight-complex="normal"/>
    </style:style>
    <style:style style:name="T81" style:family="text">
      <style:text-properties style:use-window-font-color="true" loext:opacity="0%" style:font-name="David CLM" fo:font-size="12pt" fo:font-weight="normal" officeooo:rsid="054f5c68" style:font-size-asian="12pt" style:font-weight-asian="normal" style:font-name-complex="David CLM" style:font-size-complex="12pt" style:font-weight-complex="normal"/>
    </style:style>
    <style:style style:name="T82" style:family="text">
      <style:text-properties style:use-window-font-color="true" loext:opacity="0%" style:font-name="David CLM" fo:font-size="12pt" fo:font-weight="normal" officeooo:rsid="0650070f" style:font-size-asian="12pt" style:font-weight-asian="normal" style:font-name-complex="David CLM" style:font-size-complex="12pt" style:font-weight-complex="normal"/>
    </style:style>
    <style:style style:name="T83" style:family="text">
      <style:text-properties style:use-window-font-color="true" loext:opacity="0%" style:font-name="David CLM" fo:font-size="12pt" fo:font-weight="normal" officeooo:rsid="0551144a" style:font-size-asian="12pt" style:font-weight-asian="normal" style:font-name-complex="David CLM" style:font-size-complex="12pt" style:font-weight-complex="normal"/>
    </style:style>
    <style:style style:name="T84" style:family="text">
      <style:text-properties style:use-window-font-color="true" loext:opacity="0%" style:font-name="David CLM" fo:font-size="12pt" fo:font-weight="normal" officeooo:rsid="063536a5" style:font-size-asian="12pt" style:font-weight-asian="normal" style:font-name-complex="David CLM" style:font-size-complex="12pt" style:font-weight-complex="normal"/>
    </style:style>
    <style:style style:name="T85" style:family="text">
      <style:text-properties style:use-window-font-color="true" loext:opacity="0%" style:font-name="David CLM" fo:font-size="12pt" fo:font-weight="normal" officeooo:rsid="06606779" style:font-size-asian="12pt" style:font-weight-asian="normal" style:font-name-complex="David CLM" style:font-size-complex="12pt" style:font-weight-complex="normal"/>
    </style:style>
    <style:style style:name="T86" style:family="text">
      <style:text-properties style:use-window-font-color="true" loext:opacity="0%" style:font-name="David CLM" fo:font-size="12pt" fo:font-weight="normal" officeooo:rsid="06f4be18" style:font-size-asian="12pt" style:font-weight-asian="normal" style:font-name-complex="David CLM" style:font-size-complex="12pt" style:font-weight-complex="normal"/>
    </style:style>
    <style:style style:name="T87" style:family="text">
      <style:text-properties style:use-window-font-color="true" loext:opacity="0%" style:font-name="David CLM" fo:font-size="12pt" fo:font-weight="normal" officeooo:rsid="06f58a3c" style:font-size-asian="12pt" style:font-weight-asian="normal" style:font-name-complex="David CLM" style:font-size-complex="12pt" style:font-weight-complex="normal"/>
    </style:style>
    <style:style style:name="T88" style:family="text">
      <style:text-properties style:use-window-font-color="true" loext:opacity="0%" style:font-name="David CLM" fo:font-size="12pt" fo:font-weight="normal" officeooo:rsid="06f7b551" style:font-size-asian="12pt" style:font-weight-asian="normal" style:font-name-complex="David CLM" style:font-size-complex="12pt" style:font-weight-complex="normal"/>
    </style:style>
    <style:style style:name="T89" style:family="text">
      <style:text-properties style:use-window-font-color="true" loext:opacity="0%" style:font-name="David CLM" fo:font-size="12pt" fo:font-weight="normal" officeooo:rsid="068ec273" style:font-size-asian="12pt" style:font-weight-asian="normal" style:font-name-complex="David CLM" style:font-size-complex="12pt"/>
    </style:style>
    <style:style style:name="T90" style:family="text">
      <style:text-properties style:use-window-font-color="true" loext:opacity="0%" style:font-name="David CLM" fo:font-size="12pt" fo:font-weight="normal" officeooo:rsid="06903e1e" style:font-size-asian="12pt" style:font-weight-asian="normal" style:font-name-complex="David CLM" style:font-size-complex="12pt"/>
    </style:style>
    <style:style style:name="T91" style:family="text">
      <style:text-properties style:use-window-font-color="true" loext:opacity="0%" style:font-name="David CLM" fo:font-size="12pt" fo:font-weight="normal" officeooo:rsid="0691daff" style:font-size-asian="12pt" style:font-weight-asian="normal" style:font-name-complex="David CLM" style:font-size-complex="12pt"/>
    </style:style>
    <style:style style:name="T92" style:family="text">
      <style:text-properties style:use-window-font-color="true" loext:opacity="0%" style:font-name="David CLM" fo:font-size="12pt" fo:font-weight="normal" officeooo:rsid="067f6252" style:font-size-asian="12pt" style:font-weight-asian="normal" style:font-name-complex="David CLM" style:font-size-complex="12pt"/>
    </style:style>
    <style:style style:name="T93" style:family="text">
      <style:text-properties style:use-window-font-color="true" loext:opacity="0%" style:font-name="David CLM" fo:font-size="12pt" fo:font-weight="normal" officeooo:rsid="06c6a3af" style:font-size-asian="12pt" style:font-weight-asian="normal" style:font-name-complex="David CLM" style:font-size-complex="12pt"/>
    </style:style>
    <style:style style:name="T94" style:family="text">
      <style:text-properties style:use-window-font-color="true" loext:opacity="0%" style:font-name="David CLM" fo:font-size="12pt" fo:font-weight="normal" officeooo:rsid="06d3a859" style:font-size-asian="12pt" style:font-weight-asian="normal" style:font-name-complex="David CLM" style:font-size-complex="12pt"/>
    </style:style>
    <style:style style:name="T95" style:family="text">
      <style:text-properties style:use-window-font-color="true" loext:opacity="0%" style:font-name="David CLM" fo:font-size="12pt" fo:font-weight="normal" officeooo:rsid="064b6297" style:font-size-asian="12pt" style:font-weight-asian="normal" style:font-name-complex="David CLM" style:font-size-complex="12pt"/>
    </style:style>
    <style:style style:name="T96" style:family="text">
      <style:text-properties style:use-window-font-color="true" loext:opacity="0%" style:font-name="David CLM" fo:font-size="12pt" fo:font-weight="normal" officeooo:rsid="064e8a49" style:font-size-asian="12pt" style:font-weight-asian="normal" style:font-name-complex="David CLM" style:font-size-complex="12pt"/>
    </style:style>
    <style:style style:name="T97" style:family="text">
      <style:text-properties style:use-window-font-color="true" loext:opacity="0%" style:font-name="David CLM" fo:font-size="12pt" fo:font-weight="normal" officeooo:rsid="054b3372" style:font-size-asian="12pt" style:font-weight-asian="normal" style:font-name-complex="David CLM" style:font-size-complex="12pt"/>
    </style:style>
    <style:style style:name="T98" style:family="text">
      <style:text-properties style:use-window-font-color="true" loext:opacity="0%" style:font-name="David CLM" fo:font-size="12pt" fo:font-weight="normal" officeooo:rsid="054f5c68" style:font-size-asian="12pt" style:font-weight-asian="normal" style:font-name-complex="David CLM" style:font-size-complex="12pt"/>
    </style:style>
    <style:style style:name="T99" style:family="text">
      <style:text-properties style:use-window-font-color="true" loext:opacity="0%" style:font-name="David CLM" fo:font-size="12pt" fo:font-style="italic" fo:font-weight="normal" officeooo:rsid="068ec273" style:font-size-asian="12pt" style:font-style-asian="italic" style:font-weight-asian="normal" style:font-name-complex="David CLM" style:font-size-complex="12pt" style:font-style-complex="italic"/>
    </style:style>
    <style:style style:name="T100" style:family="text">
      <style:text-properties style:use-window-font-color="true" loext:opacity="0%" style:font-name="David CLM" fo:font-size="12pt" fo:font-style="italic" fo:font-weight="normal" officeooo:rsid="06903e1e" style:font-size-asian="12pt" style:font-style-asian="italic" style:font-weight-asian="normal" style:font-name-complex="David CLM" style:font-size-complex="12pt" style:font-style-complex="italic"/>
    </style:style>
    <style:style style:name="T101" style:family="text">
      <style:text-properties style:use-window-font-color="true" loext:opacity="0%" style:font-name="David CLM" fo:font-size="12pt" fo:font-style="normal" fo:font-weight="bold" officeooo:rsid="06d8d4d9" style:font-size-asian="12pt" style:font-style-asian="normal" style:font-weight-asian="bold" style:font-name-complex="David CLM" style:font-size-complex="12pt" style:font-style-complex="normal" style:font-weight-complex="bold"/>
    </style:style>
    <style:style style:name="T102" style:family="text">
      <style:text-properties style:use-window-font-color="true" loext:opacity="0%" style:font-name="David CLM" fo:font-size="12pt" fo:font-style="normal" fo:font-weight="normal" officeooo:rsid="06d8d4d9" style:font-size-asian="12pt" style:font-style-asian="normal" style:font-weight-asian="normal" style:font-name-complex="David CLM" style:font-size-complex="12pt" style:font-style-complex="normal"/>
    </style:style>
    <style:style style:name="T103" style:family="text">
      <style:text-properties style:use-window-font-color="true" loext:opacity="0%" style:font-name="David CLM" fo:font-size="12pt" fo:font-weight="bold" officeooo:rsid="054b3372" style:font-size-asian="12pt" style:font-weight-asian="bold" style:font-name-complex="David CLM" style:font-size-complex="12pt" style:font-weight-complex="bold"/>
    </style:style>
    <style:style style:name="T104" style:family="text">
      <style:text-properties style:use-window-font-color="true" loext:opacity="0%" style:font-name="David CLM" fo:font-size="12pt" fo:font-weight="bold" officeooo:rsid="06f1d39c" style:font-size-asian="12pt" style:font-weight-asian="bold" style:font-name-complex="David CLM" style:font-size-complex="12pt" style:font-weight-complex="bold"/>
    </style:style>
    <style:style style:name="T105" style:family="text">
      <style:text-properties style:use-window-font-color="true" loext:opacity="0%" style:font-name="David CLM" fo:font-size="12pt" fo:font-weight="bold" officeooo:rsid="063536a5" style:font-size-asian="12pt" style:font-weight-asian="bold" style:font-name-complex="David CLM" style:font-size-complex="12pt" style:font-weight-complex="bold"/>
    </style:style>
    <style:style style:name="T106" style:family="text">
      <style:text-properties style:use-window-font-color="true" loext:opacity="0%" fo:font-weight="bold" officeooo:rsid="069b8b2c" style:font-weight-asian="bold" style:font-weight-complex="bold"/>
    </style:style>
    <style:style style:name="T107" style:family="text">
      <style:text-properties style:use-window-font-color="true" loext:opacity="0%" officeooo:rsid="066e103f"/>
    </style:style>
    <style:style style:name="T108" style:family="text">
      <style:text-properties style:use-window-font-color="true" loext:opacity="0%" officeooo:rsid="06743d08"/>
    </style:style>
    <style:style style:name="T109" style:family="text">
      <style:text-properties style:use-window-font-color="true" loext:opacity="0%" officeooo:rsid="066be7b8"/>
    </style:style>
    <style:style style:name="T110" style:family="text">
      <style:text-properties style:use-window-font-color="true" loext:opacity="0%" officeooo:rsid="06f84a93" style:font-size-asian="10.5pt" style:font-weight-complex="normal"/>
    </style:style>
    <style:style style:name="T111" style:family="text">
      <style:text-properties style:use-window-font-color="true" loext:opacity="0%" officeooo:rsid="06fb7a1e"/>
    </style:style>
    <style:style style:name="T112" style:family="text">
      <style:text-properties fo:font-weight="bold" style:font-weight-asian="bold" style:font-weight-complex="bold"/>
    </style:style>
    <style:style style:name="T113" style:family="text">
      <style:text-properties fo:font-weight="bold" officeooo:rsid="04e96636" style:font-weight-asian="bold" style:font-weight-complex="bold"/>
    </style:style>
    <style:style style:name="T114" style:family="text">
      <style:text-properties fo:font-weight="bold" officeooo:rsid="066be7b8" style:font-weight-asian="bold" style:font-weight-complex="bold"/>
    </style:style>
    <style:style style:name="T115" style:family="text">
      <style:text-properties fo:font-weight="bold" officeooo:rsid="066be7b8" style:font-weight-asian="bold"/>
    </style:style>
    <style:style style:name="T116" style:family="text">
      <style:text-properties fo:font-weight="normal" officeooo:rsid="04e96636" style:font-weight-asian="normal" style:font-weight-complex="normal"/>
    </style:style>
    <style:style style:name="T117" style:family="text">
      <style:text-properties fo:font-style="italic" style:font-style-asian="italic" style:font-style-complex="italic"/>
    </style:style>
    <style:style style:name="T118" style:family="text">
      <style:text-properties officeooo:rsid="04e96636"/>
    </style:style>
    <style:style style:name="T119" style:family="text">
      <style:text-properties officeooo:rsid="04f685fb"/>
    </style:style>
    <style:style style:name="T120" style:family="text">
      <style:text-properties officeooo:rsid="05214c13"/>
    </style:style>
    <style:style style:name="T121" style:family="text">
      <style:text-properties officeooo:rsid="056e9d31"/>
    </style:style>
    <style:style style:name="T122" style:family="text">
      <style:text-properties officeooo:rsid="0571ad85"/>
    </style:style>
    <style:style style:name="T123" style:family="text">
      <style:text-properties officeooo:rsid="0576519a"/>
    </style:style>
    <style:style style:name="T124" style:family="text">
      <style:text-properties officeooo:rsid="057cac9e"/>
    </style:style>
    <style:style style:name="T125" style:family="text">
      <style:text-properties officeooo:rsid="057d7a47"/>
    </style:style>
    <style:style style:name="T126" style:family="text">
      <style:text-properties officeooo:rsid="057fe495"/>
    </style:style>
    <style:style style:name="T127" style:family="text">
      <style:text-properties officeooo:rsid="058450f2"/>
    </style:style>
    <style:style style:name="T128" style:family="text">
      <style:text-properties officeooo:rsid="058e895a"/>
    </style:style>
    <style:style style:name="T129" style:family="text">
      <style:text-properties officeooo:rsid="0618b34b"/>
    </style:style>
    <style:style style:name="T130" style:family="text">
      <style:text-properties style:text-position="9% 100%" fo:font-size="36pt" fo:font-weight="bold" style:font-size-asian="36pt" style:font-weight-asian="bold"/>
    </style:style>
    <style:style style:name="T131" style:family="text">
      <style:text-properties style:text-position="9% 100%" style:font-name="Liberation Sans" fo:font-size="12pt" officeooo:rsid="069c3f25" style:font-size-asian="12pt" style:font-name-complex="David CLM" style:font-size-complex="12pt"/>
    </style:style>
    <style:style style:name="T132" style:family="text">
      <style:text-properties style:text-position="9% 100%" style:font-name="Liberation Sans" fo:font-size="12pt" officeooo:rsid="06ef3f23" style:font-size-asian="12pt" style:font-name-complex="David CLM" style:font-size-complex="12pt"/>
    </style:style>
    <style:style style:name="T133" style:family="text">
      <style:text-properties fo:font-size="36pt" style:font-size-asian="36pt"/>
    </style:style>
    <style:style style:name="T134" style:family="text">
      <style:text-properties fo:font-size="36pt" officeooo:rsid="066171a0" style:font-size-asian="36pt"/>
    </style:style>
    <style:style style:name="T135" style:family="text">
      <style:text-properties fo:font-size="36pt" fo:font-weight="bold" style:font-size-asian="36pt" style:font-weight-asian="bold"/>
    </style:style>
    <style:style style:name="T136" style:family="text">
      <style:text-properties fo:font-size="28pt" style:font-size-asian="28pt"/>
    </style:style>
    <style:style style:name="T137" style:family="text">
      <style:text-properties officeooo:rsid="066be7b8"/>
    </style:style>
    <style:style style:name="T138" style:family="text">
      <style:text-properties officeooo:rsid="066d45c6"/>
    </style:style>
    <style:style style:name="T139" style:family="text">
      <style:text-properties officeooo:rsid="066e103f"/>
    </style:style>
    <style:style style:name="T140" style:family="text">
      <style:text-properties officeooo:rsid="06708f9e"/>
    </style:style>
    <style:style style:name="T141" style:family="text">
      <style:text-properties officeooo:rsid="067303d3"/>
    </style:style>
    <style:style style:name="T142" style:family="text">
      <style:text-properties style:font-name="David CLM" officeooo:rsid="05214c13" style:font-name-complex="David CLM"/>
    </style:style>
    <style:style style:name="T143" style:family="text">
      <style:text-properties style:font-name="David CLM" officeooo:rsid="067f6252" style:font-name-complex="David CLM"/>
    </style:style>
    <style:style style:name="T144" style:family="text">
      <style:text-properties style:font-name="David CLM" officeooo:rsid="06c9d90f" style:font-name-complex="David CLM"/>
    </style:style>
    <style:style style:name="T145" style:family="text">
      <style:text-properties style:font-name="David CLM" officeooo:rsid="062fb291" style:font-name-complex="David CLM"/>
    </style:style>
    <style:style style:name="T146" style:family="text">
      <style:text-properties style:font-name="David CLM" fo:font-size="12pt" officeooo:rsid="069cbd4d" style:font-size-asian="12pt" style:font-name-complex="David CLM" style:font-size-complex="12pt"/>
    </style:style>
    <style:style style:name="T147" style:family="text">
      <style:text-properties style:font-name="David CLM" fo:font-size="12pt" fo:language="en" fo:country="US" officeooo:rsid="06f3b34a" style:font-size-asian="12pt" style:font-name-complex="David CLM" style:font-size-complex="12pt"/>
    </style:style>
    <style:style style:name="T148" style:family="text">
      <style:text-properties style:font-name="David CLM" fo:font-size="36pt" style:font-size-asian="36pt" style:font-name-complex="David CLM"/>
    </style:style>
    <style:style style:name="T149" style:family="text">
      <style:text-properties style:font-name="David CLM" fo:font-size="36pt" officeooo:rsid="065cb0ab" style:font-size-asian="36pt" style:font-name-complex="David CLM"/>
    </style:style>
    <style:style style:name="T150" style:family="text">
      <style:text-properties style:font-name="David CLM" fo:font-size="36pt" officeooo:rsid="06f3b34a" style:font-size-asian="36pt" style:font-name-complex="David CLM"/>
    </style:style>
    <style:style style:name="T151" style:family="text">
      <style:text-properties style:font-name="David CLM" officeooo:rsid="06f84a93" style:font-size-asian="10.5pt" style:font-name-complex="David CLM" style:font-weight-complex="normal"/>
    </style:style>
    <style:style style:name="T152" style:family="text">
      <style:text-properties officeooo:rsid="06a342b7"/>
    </style:style>
    <style:style style:name="T153" style:family="text">
      <style:text-properties officeooo:rsid="06a5ae2c"/>
    </style:style>
    <style:style style:name="T154" style:family="text">
      <style:text-properties fo:font-size="16pt" style:font-size-asian="16pt" style:font-size-complex="16pt"/>
    </style:style>
    <style:style style:name="T155" style:family="text">
      <style:text-properties officeooo:rsid="04636a87"/>
    </style:style>
    <style:style style:name="T156" style:family="text">
      <style:text-properties officeooo:rsid="06bc4fdc"/>
    </style:style>
    <style:style style:name="T157" style:family="text">
      <style:text-properties officeooo:rsid="06c6a3af"/>
    </style:style>
    <style:style style:name="T158" style:family="text">
      <style:text-properties officeooo:rsid="06e8dce6"/>
    </style:style>
    <style:style style:name="T159" style:family="text">
      <style:text-properties officeooo:rsid="06eabbd0"/>
    </style:style>
    <style:style style:name="T160" style:family="text">
      <style:text-properties officeooo:rsid="06ee0d27"/>
    </style:style>
    <style:style style:name="T161" style:family="text">
      <style:text-properties style:font-name="Liberation Sans"/>
    </style:style>
    <style:style style:name="T162" style:family="text">
      <style:text-properties fo:color="#000000" loext:opacity="100%" style:font-name="Monospace" fo:font-size="12pt" fo:font-style="normal" fo:font-weight="normal" officeooo:rsid="06f02d90" style:font-name-asian="Noto Sans CJK SC Regular" style:font-size-asian="12pt" style:font-style-asian="normal" style:font-weight-asian="normal" style:font-name-complex="Nachlieli CLM" style:font-size-complex="16pt" style:font-style-complex="normal" style:font-weight-complex="normal"/>
    </style:style>
    <style:style style:name="T163" style:family="text">
      <style:text-properties fo:color="#000000" loext:opacity="100%" style:text-outline="false" style:text-line-through-style="none" style:text-line-through-type="none" style:font-name="David CLM" fo:font-size="36pt" fo:font-style="normal" fo:text-shadow="none" style:text-underline-style="none" fo:font-weight="normal" officeooo:rsid="06f84838" style:letter-kerning="true" style:font-name-asian="DejaVu Sans" style:font-size-asian="36pt" style:font-style-asian="normal" style:font-weight-asian="normal" style:font-name-complex="David CLM" style:font-size-complex="12pt" style:text-emphasize="none"/>
    </style:style>
    <style:style style:name="T164" style:family="text">
      <style:text-properties officeooo:rsid="06f84a93" style:font-size-asian="10.5pt" style:font-weight-complex="normal"/>
    </style:style>
    <style:style style:name="T165" style:family="text">
      <style:text-properties officeooo:rsid="06fec8b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span text:style-name="T155">החלפת כליות </text:span><text:span text:style-name="T154">- kidney exchange</text:span></text:h>
      <text:p text:style-name="P9">מחלת כליות היא בעיה רפואית קשה. חולי כליות צריכים להיות מחוברים לדיאליזה במשך שעות רבות - אלא-אם-כן משתילים להם כליה חדשה. ברוב המדינות, התור להשתלת כליות ארוך הרבה יותר ממספר הכליות הנתרמות. פתרון אפשרי לבעיה היה לאפשר מסחר בכליות, אלא שהחוק ברוב המדינות אוסר סחר באיברים (יש מדינה אחת שבה החוק מתיר סחר בכליות והיא איראן. זו גם המדינה היחידה <text:span text:style-name="T129">ש</text:span>אין <text:span text:style-name="T129">בה </text:span>תור להשתלת כליות<text:span text:style-name="T129">...</text:span>).</text:p>
      <text:p text:style-name="P10">החוק כן מתיר תרומת איברים בחינם, <text:span text:style-name="T118">ואכן לחולים רבים יש חבר או קרוב המוכן לתרום להם כליה. הבעיה היא, שבמקרים רבים התורם לא מתאימה לחולה מבחינה רפואית. הסיבה העיקרית היא </text:span><text:span text:style-name="T113">סוג הדם</text:span><text:span text:style-name="T118">. כידוע, יש ארבעה סוגי דם. הטבלה הבאה מתארת מי יכול לתרום למי (למשל, סוג-דם O יכול לתרום לכולם):</text:span></text:p>
      <table:table table:name="Table1" table:style-name="Table1">
        <table:table-column table:style-name="Table1.A"/>
        <table:table-column table:style-name="Table1.B"/>
        <table:table-column table:style-name="Table1.C" table:number-columns-repeated="2"/>
        <table:table-column table:style-name="Table1.E"/>
        <table:table-row table:style-name="TableLine1911321157776">
          <table:table-cell table:style-name="Table1.A1" office:value-type="string">
            <text:p text:style-name="P51">תורם V <text:s text:c="3"/>נתרם &gt;</text:p>
          </table:table-cell>
          <table:table-cell table:style-name="Table1.A1" office:value-type="string">
            <text:p text:style-name="P52">O</text:p>
          </table:table-cell>
          <table:table-cell table:style-name="Table1.A1" office:value-type="string">
            <text:p text:style-name="P52">A</text:p>
          </table:table-cell>
          <table:table-cell table:style-name="Table1.A1" office:value-type="string">
            <text:p text:style-name="P52">B</text:p>
          </table:table-cell>
          <table:table-cell table:style-name="Table1.E1" office:value-type="string">
            <text:p text:style-name="P52">AB</text:p>
          </table:table-cell>
        </table:table-row>
        <table:table-row table:style-name="TableLine1911320979072">
          <table:table-cell table:style-name="Table1.A2" office:value-type="string">
            <text:p text:style-name="P53">O</text:p>
          </table:table-cell>
          <table:table-cell table:style-name="Table1.A2" office:value-type="string">
            <text:p text:style-name="P54">כן</text:p>
          </table:table-cell>
          <table:table-cell table:style-name="Table1.A2" office:value-type="string">
            <text:p text:style-name="P54">כן</text:p>
          </table:table-cell>
          <table:table-cell table:style-name="Table1.A2" office:value-type="string">
            <text:p text:style-name="P54">כן</text:p>
          </table:table-cell>
          <table:table-cell table:style-name="Table1.E2" office:value-type="string">
            <text:p text:style-name="P54">כן</text:p>
          </table:table-cell>
        </table:table-row>
        <table:table-row table:style-name="TableLine1911320991040">
          <table:table-cell table:style-name="Table1.A2" office:value-type="string">
            <text:p text:style-name="P52">A</text:p>
          </table:table-cell>
          <table:table-cell table:style-name="Table1.A2" office:value-type="string">
            <text:p text:style-name="P55">לא</text:p>
          </table:table-cell>
          <table:table-cell table:style-name="Table1.A2" office:value-type="string">
            <text:p text:style-name="P54">כן</text:p>
          </table:table-cell>
          <table:table-cell table:style-name="Table1.A2" office:value-type="string">
            <text:p text:style-name="P55">לא</text:p>
          </table:table-cell>
          <table:table-cell table:style-name="Table1.E2" office:value-type="string">
            <text:p text:style-name="P54">כן</text:p>
          </table:table-cell>
        </table:table-row>
        <table:table-row table:style-name="TableLine1911320987504">
          <table:table-cell table:style-name="Table1.A2" office:value-type="string">
            <text:p text:style-name="P52">B</text:p>
          </table:table-cell>
          <table:table-cell table:style-name="Table1.A2" office:value-type="string">
            <text:p text:style-name="P55">לא</text:p>
          </table:table-cell>
          <table:table-cell table:style-name="Table1.A2" office:value-type="string">
            <text:p text:style-name="P55">לא</text:p>
          </table:table-cell>
          <table:table-cell table:style-name="Table1.A2" office:value-type="string">
            <text:p text:style-name="P54">כן</text:p>
          </table:table-cell>
          <table:table-cell table:style-name="Table1.E2" office:value-type="string">
            <text:p text:style-name="P54">כן</text:p>
          </table:table-cell>
        </table:table-row>
        <table:table-row table:style-name="TableLine1911320991312">
          <table:table-cell table:style-name="Table1.A2" office:value-type="string">
            <text:p text:style-name="P52">AB</text:p>
          </table:table-cell>
          <table:table-cell table:style-name="Table1.A2" office:value-type="string">
            <text:p text:style-name="P55">לא</text:p>
          </table:table-cell>
          <table:table-cell table:style-name="Table1.A2" office:value-type="string">
            <text:p text:style-name="P55">לא</text:p>
          </table:table-cell>
          <table:table-cell table:style-name="Table1.A2" office:value-type="string">
            <text:p text:style-name="P55">לא</text:p>
          </table:table-cell>
          <table:table-cell table:style-name="Table1.E2" office:value-type="string">
            <text:p text:style-name="P54">כן</text:p>
          </table:table-cell>
        </table:table-row>
      </table:table>
      <text:p text:style-name="P12"/>
      <text:p text:style-name="P12">בנוסף לסוג דם ישנם עוד גורמים<text:span text:style-name="T123"> -</text:span> נוגדנים מסויימים שנמצאים אצל התורם ולא אצל הנתרם יכולים לגרום לדחיית השתל.</text:p>
      <text:p text:style-name="P11"><text:span text:style-name="T118">עכשיו תארו לעצמכם שיש </text:span><text:span text:style-name="T116">שני </text:span><text:span text:style-name="T118">זוגות תורמים: תורם א מתאים לחולה ב (למשל שניהם עם דם סוג A), ותורם ב מתאים לחולה א (למשל שניהם עם דם סוג B). במצב זה אפשר לבצע </text:span><text:span text:style-name="T113">החלפת כליות</text:span><text:span text:style-name="T118">: הארבעה מסכמים ביניהם, שתורם א יתרום לחולה ב ובתמורה תורם ב יתרום לחולה א. </text:span><text:span text:style-name="T38">"מסחר" מסוג זה הוא חוקי ברוב המדינות. </text:span></text:p>
      <text:p text:style-name="P13"><text:span text:style-name="T119">כדי לעודד החלפות כאלו, הוקמו מאגרי-מידע של זוגות חולים ותורמים, למשל מאגר </text:span>Kidney Paired Donation<text:span text:style-name="T119"> בארה"ב. ניתן לייצג מאגר-מידע כזה כגרף מכוון שבו:</text:span></text:p>
      <text:list xml:id="list1667929757" text:style-name="L1">
        <text:list-item>
          <text:p text:style-name="P62"><text:span text:style-name="T1">הצמתים </text:span><text:span text:style-name="T9">הם </text:span><text:span text:style-name="T11">הזוגות;</text:span></text:p>
        </text:list-item>
        <text:list-item>
          <text:p text:style-name="P62"><text:span text:style-name="T39">יש </text:span><text:span text:style-name="T3">קשת</text:span><text:span text:style-name="T39"> מזוג א אל זוג ב, אם </text:span><text:span text:style-name="T40">ה</text:span><text:span text:style-name="T39">תורם </text:span><text:span text:style-name="T40">בזוג </text:span><text:span text:style-name="T39">א יכול </text:span><text:span text:style-name="T41">מבחינה רפואית </text:span><text:span text:style-name="T39">לתרום כליה לחולה </text:span><text:span text:style-name="T40">בזוג </text:span><text:span text:style-name="T39">ב.</text:span></text:p>
        </text:list-item>
      </text:list>
      <text:p text:style-name="P23">עקרונית, יכולנו להשתמש כאן באלגוריתם "מעגלי המסחר"<text:span text:style-name="T156"> (וכך אכן עשו בהתחלה - בשנת 2004 - כשהקימו את המאגר הראשון)</text:span>. אולם יש שתי בעיות:</text:p>
      <text:list xml:id="list1405728406" text:style-name="L2">
        <text:list-item>
          <text:p text:style-name="P66">בהחלפת כליות ה"העדפות" הן בינאריות: או שזוג מסויים מתאים, או שלא. לכן לכל זוג יכולות להיות הרבה קשתות יוצאות. באלגוריתם מעגלי המסחר, לכל צומת היתה קשת יוצאת אחת.</text:p>
        </text:list-item>
        <text:list-item>
          <text:p text:style-name="P63"><text:span text:style-name="T42">החלפת כליות</text:span><text:span text:style-name="T43"> היא תהליך בלתי הפיך. לכן, </text:span><text:span text:style-name="T38">כדי לוודא </text:span><text:span text:style-name="T43">ש</text:span><text:span text:style-name="T38">אף תורם לא יתחרט באמצע, </text:span><text:span text:style-name="T44">חשוב שכל ההשתלות יתבצעו </text:span><text:span text:style-name="T38">בדיוק באותו זמן.</text:span><text:span text:style-name="T44"> ככל שהמעגלים גדולים יותר, זה יותר מסובך מבחינה לוגיסטית. לכן באופן פרקטי המעגלים צריכים להיות קצרים - באורך 2 או לכל היותר 3. אלגוריתם מעגלי המסחר לא מבטיח שום דבר לגבי אורך המעגלים.</text:span></text:p>
        </text:list-item>
      </text:list>
      <text:p text:style-name="P28"><text:span text:style-name="T45">במצב זה, נראה שהפתרון של מציאת מעגלים </text:span><text:span text:style-name="T46">אינו</text:span><text:span text:style-name="T45"> מתאים. אבל אפשר להשתמש בפתרון אחר.</text:span></text:p>
      <text:p text:style-name="Heading_20_2"><text:soft-page-break/>ה<text:span text:style-name="T120">חלפת כליות בזוגות</text:span></text:p>
      <text:p text:style-name="P29"><text:span text:style-name="T47">ראשית, נניח שאנחנו מסתפקים </text:span><text:span text:style-name="T48">במעגלים באורך 2. </text:span><text:span text:style-name="T49">במצב זה אפשר להפוך את הגרף לגרף לא-מכוון, שבו יש קשת בין זוג א לזוג ב, אם גם תורם א מתאים לחולה ב וגם תורם ב מתאים לחולה א.</text:span><text:span text:style-name="T50"> המטרה שלנו היא לבצע כמה שיותר החלפות. לאיזו בעיה בתורת הגרפים זה מתאים? </text:span><text:span text:style-name="T5">מציאת שידוך </text:span><text:span text:style-name="T6">גדול ביותר</text:span><text:span text:style-name="T5"> בגרף</text:span><text:span text:style-name="T12">.</text:span></text:p>
      <text:p text:style-name="P32"><text:span text:style-name="T51">בקורס </text:span><text:span text:style-name="T65">אלגוריתמים</text:span><text:span text:style-name="T51"> למדתם למצוא שידוך גדול ביותר בגרף </text:span><text:span text:style-name="T4">דו-צדדי</text:span><text:span text:style-name="T51"> בעזרת אלגוריתם הזרימה של Ford-Fulkerson. הגרף שלנו הוא גרף </text:span><text:span text:style-name="T4">כללי</text:span><text:span text:style-name="T51"> - לא בהכרח דו-צדדי. לכן צריך אלגוריתם כללי יותר. </text:span></text:p>
      <text:p text:style-name="P26">כדי לתאר את האלגוריתם, נסביר כמה מושגים על שידוכים בגרפים.</text:p>
      <text:p text:style-name="Text_20_body">נניח שיש לנו שידוך כלשהו M בגרף. אנחנו צובעים את כל הקשתות של M בצבע ירוק, ואת כל שאר הקשתות בצבע אדום. <text:s/><text:span text:style-name="T112">מסלול שיפור</text:span> (augmenting path) של M מוגדר כמסלול המתחיל ומסתיים בצמתים שאינן משודכות, והקשתות שלו מתחלפות בצבען: אדום—ירוק—אדום--...--ירוק--אדום. אם לוקחים מסלול-שיפור, והופכים כל קשת אדומה לירוקה וכל ירוקה לאדומה, אז מספר הקשתות הירוקות גדל ב-1 <text:span text:style-name="T158">ומקבלים </text:span>שידוך חדש שהוא גדול ב-1 מ-M. <text:s text:c="2"/>כלומר אם יש מסלול-שיפור – השידוך עדיין לא מקסימלי. הלֶמָה של ברג' (Berge) קובעת שגם ההיפך הוא הנכון:</text:p>
      <text:p text:style-name="Text_20_body"><text:span text:style-name="T101">הלמה של ברג'</text:span><text:span text:style-name="T102">: </text:span>שידוך M הוא מקסימלי אם-ורק-אם אין לו מסלולי-שיפור.</text:p>
      <text:p text:style-name="Text_20_body">הוכחה: כיוון א: אם ל-M יש מסלול-שיפור אז אפשר להגדיל את M, ולכן הוא לא מקסימלי.</text:p>
      <text:p text:style-name="Text_20_body">כיוון ב: נניח ש-M לא מקסימלי. אז קיים שידוך אחר, נניח N, שיש בו יותר קשתות מב-M. נסתכל על הגרף המושרה ע"י ההפרש הסימטרי של שני השידוכים – הקשתות שנמצאות או ב-M או ב-N אבל לא בשניהם. לפי הגדרת שידוך, כל צומת סמוך לכל היותר לקשת אחת בכל שידוך. לכן, בגרף ההפרש, הדרגה של כל צומת היא לכל היותר 2, כל המסלולים הם מסלולים מתחלפים (קשת M – קשת N – קשת M – קשת N - …), ויש רק שלושה סוגים של רכיבי-קשירות:</text:p>
      <text:p text:style-name="Text_20_body">א. צמתים מבודדים – לא סמוכים לאף קשת;</text:p>
      <text:p text:style-name="P37">ב. מעגלים מתחלפים – חייבים להיות באורך זוגי ועם מספר שווה של קשתות משני השידוכים;</text:p>
      <text:p text:style-name="P37">ג. מסלולים מתחלפים.</text:p>
      <text:p text:style-name="P37">לפי <text:span text:style-name="T159">ההנחה, N גדול מ-M. לכן, לפי כלל שובך היונים, יש לפחות רכיב-קשירות אחד שבו מספר הקשתות של N גדול ממספר הקשתות של M. רכיב כזה חייב להיות מסוג ג – מסלול מתחלף המתחיל ומסתיים בקשת שנמצאת ב-N ולא ב-M. המסלול הזה הוא מסלול-שיפור של M! <text:s text:c="4"/></text:span><text:span text:style-name="T94">***</text:span></text:p>
      <text:p text:style-name="P34"><text:span text:style-name="T67">אחרי שהוכחנו את </text:span><text:span text:style-name="T8">הלמה של ברג', </text:span><text:span text:style-name="T67">אפשר </text:span><text:span text:style-name="T8">למצוא שידוך מקסימלי בגרף בעזרת האלגוריתם הבא:</text:span></text:p>
      <text:p text:style-name="P27">א. אתחל את M לשידוך ריק.</text:p>
      <text:p text:style-name="P34"><text:span text:style-name="T8">ב. </text:span><text:span text:style-name="T66">חפש</text:span><text:span text:style-name="T8"> מסלול-שיפור </text:span><text:span text:style-name="T66">של M.</text:span></text:p>
      <text:list xml:id="list1858453162" text:style-name="L3">
        <text:list-item>
          <text:p text:style-name="P67">אם אין מסלול שיפור – סיימנו – M מקסימלי לפי הלמה של ברג'.</text:p>
        </text:list-item>
        <text:list-item>
          <text:p text:style-name="P67">אם יש מסלול שיפור – הגדל את M וחזור לשלב ב.</text:p>
        </text:list-item>
      </text:list>
      <text:p text:style-name="P33"><text:span text:style-name="T10">החלק הקשה באלגוריתם הוא חלק ב - מציאת מסלול שיפור (כאן נכנס הקטע של הפרחים). </text:span><text:span text:style-name="T30">אלגוריתם לחלק זה נמצא ע"י </text:span><text:span text:style-name="T31">ג'ק אדמונדס (Jack Edmonds). הוא נקרא אלגוריתם הפרחים (Blossom algorithm)</text:span><text:span text:style-name="T32">. <text:s/></text:span><text:span text:style-name="T10">מפאת קוצר הזמן לא נתאר שלב זה כאן</text:span><text:span text:style-name="T14">; המעוניינים מוזמנים להסתכל בויקיפדיה </text:span><text:a xlink:type="simple" xlink:href="https://en.wikipedia.org/wiki/Blossom_algorithm" text:style-name="Internet_20_link" text:visited-style-name="Visited_20_Internet_20_Link"><text:span text:style-name="T15">https://en.wikipedia.org/wiki/Blossom_algorithm</text:span></text:a><text:span text:style-name="T10">. <text:s/></text:span><text:span text:style-name="T33">ז</text:span><text:span text:style-name="T32">מן הריצה </text:span><text:span text:style-name="T30">הכולל של האלגוריתם הוא </text:span><text:span text:style-name="T32"><text:s/>O(|E||V|</text:span><text:span text:style-name="T70">2</text:span><text:span text:style-name="T32">)</text:span><text:span text:style-name="T34">.</text:span><text:span text:style-name="T13"> </text:span></text:p>
      <text:p text:style-name="P25"/>
      <text:p text:style-name="P8"><text:soft-page-break/>מעגלים באורך 3</text:p>
      <text:p text:style-name="P19">עד עכשיו דיברנו על החלפה בזוגות. אבל במקרים מסוימים אפשר לבצע החלפה במעגל באורך 3. <text:span text:style-name="T157"><text:s/></text:span><text:span text:style-name="T142">א</text:span><text:span text:style-name="T143">יך אפשר למצוא </text:span><text:span text:style-name="T92">את מספר המעגלים הגדול ביותר באורך (לכל היותר</text:span><text:span text:style-name="T71">)</text:span><text:span text:style-name="T92"> 3?</text:span><text:span text:style-name="T93"> </text:span><text:span text:style-name="T92">מתברר שזו בעיה</text:span><text:span text:style-name="T71"> הרבה יותר קשה מלמצוא הכי הרבה מעגלים באורך 2</text:span><text:span text:style-name="T93"> - הבעיה ידועה כבעיה </text:span><text:span text:style-name="T78">NP-שלמה.</text:span><text:span text:style-name="T79"> </text:span><text:span text:style-name="T89">מה עושים כשמגלים שבעיה היא NP-</text:span><text:span text:style-name="T78">שלמה</text:span><text:span text:style-name="T89">? שתי אפשרויות:</text:span></text:p>
      <text:list xml:id="list695792458" text:style-name="L4">
        <text:list-item>
          <text:p text:style-name="P61"><text:span text:style-name="T90">מפתחים </text:span><text:span text:style-name="T99">אלגוריתמי קירוב</text:span><text:span text:style-name="T89">. אולי אי אפשר למצוא הכי הרבה מעגלים, אבל אפשר למצוא נניח חצי ממספר המעגלים הגדול ביותר. <text:s/>פתרון זה אפשרי בבעיות רבות שהן NP-שלמות, אבל במקרה שלנו הוא לא כל כך מושך - כל מעגל שמפספסים, עלול להיות גזר-דין מוות לשלושה אנשים.</text:span></text:p>
        </text:list-item>
        <text:list-item>
          <text:p text:style-name="P61"><text:span text:style-name="T89">מ</text:span><text:span text:style-name="T90">פתחים </text:span><text:span text:style-name="T100">אלגוריתמי חיפוש היוריסטי</text:span><text:span text:style-name="T90">. </text:span><text:span text:style-name="T91">עוברים על כל מרחב האפשרויות, אבל עושים את זה בצורה חכמה - מקצצים אפשרויות שאינן יכולות להוביל לפתרון טוב ביותר.</text:span><text:span text:style-name="T90"> <text:s/></text:span><text:span text:style-name="T72">אברהם (Abraham) <text:s/>ושותפיו</text:span><text:span text:style-name="T74"> </text:span><text:span text:style-name="T77">בנו אלגוריתם כזה, </text:span><text:span text:style-name="T76">אלגוריתם בשם branch-and-price</text:span><text:span text:style-name="T77">,</text:span><text:span text:style-name="T76"> </text:span><text:span text:style-name="T75">ה</text:span><text:span text:style-name="T73">מבצע חיפוש חכם במרחב המעגלים, ומצליח לפתור בעיות עם 10,000 זוגות במשך מספר שעות.</text:span></text:p>
        </text:list-item>
      </text:list>
      <text:p text:style-name="P31"><text:span text:style-name="T64">נקודה מעניינת </text:span><text:span text:style-name="T8">- אם אנחנו מוכנים למצוא מעגל בכל אורך שהוא, הבעיה נעשית קלה יותר</text:span><text:span text:style-name="T63">, וניתן לפתור אותה בזמן פולינומיאלי.</text:span></text:p>
      <text:p text:style-name="Heading_20_2"/>
      <text:p text:style-name="Heading_20_2">תורמים <text:span text:style-name="T121">חסידים</text:span></text:p>
      <text:p text:style-name="P15">עד עכשיו דיברנו על תורמים שמוכנים לתרום כליה בתמורה לכליה אחרת. אולם יש גם תורמים חסידים (=אלטרואיסטים<text:span text:style-name="T125">, "שלי שלך ושלך שלך"</text:span>)<text:span text:style-name="T122"> המוכנים לתרום כליה בלי כל תמורה. איך הם משפיעים על אלגוריתם ההחלפה שלנו? בשתי דרכים:</text:span></text:p>
      <text:p text:style-name="P16"><text:span text:style-name="T128">א</text:span>. כשיש תורמים חסידים, יש במאגר לא רק מעגלים, אלא גם <text:span text:style-name="T112">שרשראות</text:span>. <text:span text:style-name="T126">צריך לשנות את האלגוריתם כך שימצא, לא את מספר המעגלים הגדול ביותר, אלא את השילוב המקסימלי של מעגלים+שרשראות. האלגוריתם מסובך למדי ולא נלמד אותו כאן.</text:span></text:p>
      <text:p text:style-name="P16"><text:span text:style-name="T128">ב</text:span>. אורך השרשראות לא מוגבל, כי התרומות לא חייבות להתבצע בו-זמנית. <text:span text:style-name="T124">בשנת 2011 בוצעה שרשרת של 30 השתלות - 60 ניתוחים בו-זמנית. </text:span><text:span text:style-name="T165">חייהם של שלושים אנשים ניצלו - </text:span><text:span text:style-name="T124">בזכות תורם חסיד אחד - <text:s/></text:span><text:span text:style-name="T165">ובזכות אלגוריתם.</text:span></text:p>
      <text:p text:style-name="P16"/>
      <text:p text:style-name="Heading_20_2">החלפת כליות בישראל</text:p>
      <text:p text:style-name="P20"><text:span text:style-name="T146">לאחרונה נפתחה בישראל תוכנית להשתלת כליות. תוכלו לקרוא עליה באתר של משרד הבריאות: </text:span><text:a xlink:type="simple" xlink:href="https://www.health.gov.il/English/Topics/organ_transplant/live_donors/Pages/intersection_plan.aspx" text:style-name="Internet_20_link" text:visited-style-name="Visited_20_Internet_20_Link"><text:span text:style-name="T131">https://www.health.gov.il/English/Topics/organ_transplant/live_donors/Pages/intersection_plan.aspx</text:span></text:a></text:p>
      <text:p text:style-name="P21"><text:span text:style-name="T131">ו</text:span><text:span text:style-name="T132">ממש לאחרונה נפתח גם שיתוף-פעולה בין ישראל לבין צ'כיה:</text:span></text:p>
      <text:p text:style-name="P49"><text:a xlink:type="simple" xlink:href="https://www.ynet.co.il/articles/0,7340,L-5643924,00.html" text:style-name="Internet_20_link" text:visited-style-name="Visited_20_Internet_20_Link"><text:span text:style-name="T161">https://www.ynet.co.il/articles/0,7340,L-5643924,00.html</text:span></text:a></text:p>
      <text:p text:style-name="P50"/>
      <text:p text:style-name="P56"/>
      <text:p text:style-name="P7"><text:soft-page-break/>מקורות</text:p>
      <text:list xml:id="list2412942882" text:style-name="L8">
        <text:list-item>
          <text:p text:style-name="P68">Parkes and Seuken, <text:span text:style-name="T152">"</text:span>Economics and Computation<text:span text:style-name="T152">"</text:span> (2018), chapter 12</text:p>
        </text:list-item>
        <text:list-item>
          <text:p text:style-name="P68"><text:a xlink:type="simple" xlink:href="https://en.wikipedia.org/wiki/Berge%27s_lemma" text:style-name="Internet_20_link" text:visited-style-name="Visited_20_Internet_20_Link">https://en.wikipedia.org/wiki/Berge%27s_lemma</text:a></text:p>
        </text:list-item>
        <text:list-item>
          <text:p text:style-name="P68"><text:a xlink:type="simple" xlink:href="https://en.wikipedia.org/wiki/Blossom_algorithm" text:style-name="Internet_20_link" text:visited-style-name="Visited_20_Internet_20_Link">https://en.wikipedia.org/wiki/Blossom_algorithm</text:a> </text:p>
        </text:list-item>
        <text:list-item>
          <text:p text:style-name="P69">האלגוריתם של איתי אשלגי ושותפיו: <text:a xlink:type="simple" xlink:href="https://www.themarker.com/misc/1.587742" text:style-name="Internet_20_link" text:visited-style-name="Visited_20_Internet_20_Link">https://www.themarker.com/misc/1.587742</text:a></text:p>
          <text:p text:style-name="P69"/>
        </text:list-item>
      </text:list>
      <text:p text:style-name="P17">סיכם: אראל סגל-הלוי.</text:p>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3.5pt" style:font-size-asian="43.5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0" style:default-outline-level="">
      <style:text-properties style:font-name="Noto Sans1" fo:font-family="'Noto Sans'" style:font-style-name="Regular" style:font-pitch="fixed" fo:font-size="95.5pt" style:font-size-asian="95.5pt"/>
    </style:style>
    <style:style style:name="Heading_20_A0" style:display-name="Heading A0" style:family="paragraph" style:parent-style-name="A0" style:default-outline-level="">
      <style:text-properties style:font-name="Noto Sans1" fo:font-family="'Noto Sans'" style:font-style-name="Regular" style:font-pitch="fixed" fo:font-size="71.5pt" style:font-size-asian="71.5pt"/>
    </style:style>
    <style:style style:name="Text_20_A0" style:display-name="Text A0" style:family="paragraph" style:parent-style-name="A0" style:default-outline-level="">
      <style:text-properties style:font-name="Noto Sans1" fo:font-family="'Noto Sans'" style:font-style-name="Regular" style:font-pitch="fixed"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1" fo:font-family="'Nachlieli CLM'" style:font-family-generic="roman" style:font-pitch="variable" fo:font-size="40pt" fo:font-style="normal" fo:text-shadow="none" style:text-underline-style="none" fo:font-weight="normal" style:letter-kerning="true" style:font-size-asian="40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01-05T17:18:55.689000000</dc:date>
    <meta:editing-duration>P13DT2H23M21S</meta:editing-duration>
    <meta:editing-cycles>1584</meta:editing-cycles>
    <meta:document-statistic meta:table-count="1" meta:image-count="0" meta:object-count="0" meta:page-count="4" meta:paragraph-count="77" meta:word-count="1185" meta:character-count="6691" meta:non-whitespace-character-count="5567"/>
  </office:meta>
</office:document-meta>
</file>